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9mm"/>
    </style:style>
    <style:style style:name="co4" style:family="table-column">
      <style:table-column-properties fo:break-before="auto" style:column-width="29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date-style style:name="N10030" number:language="lt" number:country="LT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3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0030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42">
      <style:table-cell-properties fo:background-color="#0000ff" style:text-align-source="fix" style:repeat-content="false"/>
      <style:paragraph-properties fo:text-align="end" fo:margin-left="0mm"/>
    </style:style>
    <style:style style:name="ce15" style:family="table-cell" style:parent-style-name="Default" style:data-style-name="N137">
      <style:table-cell-properties fo:background-color="#00ff00" style:text-align-source="fix" style:repeat-content="false"/>
      <style:paragraph-properties fo:text-align="end" fo:margin-left="0mm"/>
    </style:style>
    <style:style style:name="ce16" style:family="table-cell" style:parent-style-name="Default" style:data-style-name="N137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37">
      <style:table-cell-properties fo:background-color="#ffff00" style:text-align-source="fix" style:repeat-content="false"/>
      <style:paragraph-properties fo:text-align="end" fo:margin-left="0mm"/>
    </style:style>
    <style:style style:name="ce18" style:family="table-cell" style:parent-style-name="Default" style:data-style-name="N137">
      <style:table-cell-properties fo:background-color="#0000ff" style:text-align-source="fix" style:repeat-content="false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42">
      <style:table-cell-properties style:text-align-source="fix" style:repeat-content="false"/>
      <style:paragraph-properties fo:text-align="end" fo:margin-left="0mm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22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mm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4">
      <style:table-cell-properties fo:background-color="#00ff00" style:text-align-source="fix" style:repeat-content="false"/>
      <style:paragraph-properties fo:text-align="end" fo:margin-left="0mm"/>
    </style:style>
    <style:style style:name="ce25" style:family="table-cell" style:parent-style-name="Default" style:data-style-name="N4">
      <style:table-cell-properties fo:background-color="#ffff00" style:text-align-source="fix" style:repeat-content="false"/>
      <style:paragraph-properties fo:text-align="end" fo:margin-left="0mm"/>
    </style:style>
    <style:style style:name="ce26" style:family="table-cell" style:parent-style-name="Default" style:data-style-name="N4">
      <style:table-cell-properties fo:background-color="#0000ff" style:text-align-source="fix" style:repeat-content="false"/>
      <style:paragraph-properties fo:text-align="end" fo:margin-left="0mm"/>
    </style:style>
    <style:style style:name="ce27" style:family="table-cell" style:parent-style-name="Default" style:data-style-name="N0"/>
    <style:style style:name="ce28" style:family="table-cell" style:parent-style-name="Default" style:data-style-name="N128"/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0000ff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text-overline-style="solid" style:text-overline-width="auto" style:text-overline-color="font-color"/>
    </style:style>
    <style:style style:name="ce8" style:family="table-cell" style:parent-style-name="Default" style:data-style-name="N100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ackground-color="#0000ff"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fo:background-color="#00ff00"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style:text-overline-style="solid" style:text-overline-width="auto" style:text-overline-color="font-color"/>
    </style:style>
    <style:style style:name="ce74" style:family="table-cell" style:parent-style-name="Default" style:data-style-name="N100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0">
      <style:table-cell-properties style:text-align-source="fix" style:repeat-content="false"/>
      <style:paragraph-properties fo:text-align="center" fo:margin-left="0mm"/>
    </style:style>
    <style:style style:name="ce76" style:family="table-cell" style:parent-style-name="Default" style:data-style-name="N10030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10030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79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80" style:family="table-cell" style:parent-style-name="Default" style:data-style-name="N142">
      <style:table-cell-properties fo:background-color="#0000ff" style:text-align-source="fix" style:repeat-content="false"/>
      <style:paragraph-properties fo:text-align="end" fo:margin-left="0mm"/>
    </style:style>
    <style:style style:name="ce81" style:family="table-cell" style:parent-style-name="Default" style:data-style-name="N137">
      <style:table-cell-properties fo:background-color="#00ff00" style:text-align-source="fix" style:repeat-content="false"/>
      <style:paragraph-properties fo:text-align="end" fo:margin-left="0mm"/>
    </style:style>
    <style:style style:name="ce82" style:family="table-cell" style:parent-style-name="Default" style:data-style-name="N137">
      <style:table-cell-properties style:text-align-source="fix" style:repeat-content="false"/>
      <style:paragraph-properties fo:text-align="end" fo:margin-left="0mm"/>
    </style:style>
    <style:style style:name="ce83" style:family="table-cell" style:parent-style-name="Default" style:data-style-name="N137">
      <style:table-cell-properties fo:background-color="#ffff00" style:text-align-source="fix" style:repeat-content="false"/>
      <style:paragraph-properties fo:text-align="end" fo:margin-left="0mm"/>
    </style:style>
    <style:style style:name="ce84" style:family="table-cell" style:parent-style-name="Default" style:data-style-name="N137">
      <style:table-cell-properties fo:background-color="#0000ff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6" style:family="table-cell" style:parent-style-name="Default" style:data-style-name="N142">
      <style:table-cell-properties style:text-align-source="fix" style:repeat-content="false"/>
      <style:paragraph-properties fo:text-align="end" fo:margin-left="0mm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88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mm"/>
    </style:style>
    <style:style style:name="ce8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 style:data-style-name="N4">
      <style:table-cell-properties fo:background-color="#00ff00" style:text-align-source="fix" style:repeat-content="false"/>
      <style:paragraph-properties fo:text-align="end" fo:margin-left="0mm"/>
    </style:style>
    <style:style style:name="ce91" style:family="table-cell" style:parent-style-name="Default" style:data-style-name="N4">
      <style:table-cell-properties fo:background-color="#ffff00" style:text-align-source="fix" style:repeat-content="false"/>
      <style:paragraph-properties fo:text-align="end" fo:margin-left="0mm"/>
    </style:style>
    <style:style style:name="ce92" style:family="table-cell" style:parent-style-name="Default" style:data-style-name="N4">
      <style:table-cell-properties fo:background-color="#0000ff" style:text-align-source="fix" style:repeat-content="false"/>
      <style:paragraph-properties fo:text-align="end" fo:margin-left="0mm"/>
    </style:style>
    <style:style style:name="ce93" style:family="table-cell" style:parent-style-name="Default" style:data-style-name="N0"/>
    <style:style style:name="ce94" style:family="table-cell" style:parent-style-name="Default" style:data-style-name="N128"/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30"/>
    <style:style style:name="ce30" style:family="table-cell" style:parent-style-name="Default">
      <style:table-cell-properties fo:border="0.06pt solid #000000"/>
    </style:style>
    <style:style style:name="ce34" style:family="table-cell" style:parent-style-name="Default" style:data-style-name="N127">
      <style:text-properties style:font-name="Liberation Sans" style:font-name-asian="WenQuanYi Micro Hei" style:font-name-complex="Lohit Devanagari"/>
    </style:style>
    <style:style style:name="ce35" style:family="table-cell" style:parent-style-name="Default" style:data-style-name="N128">
      <style:table-cell-properties fo:border="0.06pt solid #000000"/>
    </style:style>
    <style:style style:name="ce36" style:family="table-cell" style:parent-style-name="Default" style:data-style-name="N2">
      <style:table-cell-properties fo:border="0.06pt solid #000000"/>
    </style:style>
    <style:style style:name="ce37" style:family="table-cell" style:parent-style-name="Default" style:data-style-name="N2"/>
    <style:style style:name="ce38" style:family="table-cell" style:parent-style-name="Default" style:data-style-name="N128">
      <style:table-cell-properties fo:border="0.06pt solid #000000"/>
      <style:text-properties fo:color="#ff0000"/>
    </style:style>
    <style:style style:name="ce39" style:family="table-cell" style:parent-style-name="Default" style:data-style-name="N128">
      <style:table-cell-properties fo:background-color="#ffff00"/>
    </style:style>
    <style:style style:name="ce107" style:family="table-cell" style:parent-style-name="Default">
      <style:table-cell-properties fo:border="0.06pt solid #000000"/>
      <style:text-properties fo:color="#800000"/>
    </style:style>
    <style:style style:name="ce10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number-columns-repeated="5" table:default-cell-style-name="ce16"/>
        <table:table-column table:style-name="co2" table:default-cell-style-name="ce2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ttribute</text:p>
          </table:table-cell>
          <table:table-cell table:style-name="ce1" office:value-type="string" calcext:value-type="string">
            <text:p>Policy A</text:p>
          </table:table-cell>
          <table:table-cell table:style-name="ce1" office:value-type="string" calcext:value-type="string">
            <text:p>Policy B</text:p>
          </table:table-cell>
          <table:table-cell table:number-columns-repeated="2" table:style-name="ce1" office:value-type="string" calcext:value-type="string">
            <text:p>Policy C</text:p>
          </table:table-cell>
          <table:table-cell table:style-name="ce1" office:value-type="string" calcext:value-type="string">
            <text:p>Policy D</text:p>
          </table:table-cell>
          <table:table-cell table:style-name="ce1" office:value-type="string" calcext:value-type="string">
            <text:p>SUM</text:p>
          </table:table-cell>
          <table:table-cell/>
          <table:table-cell office:value-type="string" calcext:value-type="string">
            <text:p>Today</text:p>
          </table:table-cell>
          <table:table-cell table:style-name="ce10" office:value-type="date" office:date-value="2017-07-15" calcext:value-type="date">
            <text:p>2017-07-15</text:p>
          </table:table-cell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number-columns-repeated="3" table:style-name="ce8" office:value-type="date" office:date-value="2017-01-01" calcext:value-type="date">
            <text:p>2017-01-01</text:p>
          </table:table-cell>
          <table:table-cell table:style-name="ce8" office:value-type="date" office:date-value="2017-03-01" calcext:value-type="date">
            <text:p>2017-03-01</text:p>
          </table:table-cell>
          <table:table-cell table:style-name="ce8" office:value-type="date" office:date-value="2017-01-01" calcext:value-type="date">
            <text:p>2017-01-01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CANCEL</text:p>
          </table:table-cell>
          <table:table-cell table:style-name="ce9"/>
          <table:table-cell table:style-name="ce10" office:value-type="date" office:date-value="2017-05-10" calcext:value-type="date">
            <text:p>2017-05-10</text:p>
          </table:table-cell>
          <table:table-cell table:style-name="ce10" office:value-type="date" office:date-value="2017-11-10" calcext:value-type="date">
            <text:p>2017-11-10</text:p>
          </table:table-cell>
          <table:table-cell table:style-name="ce9"/>
          <table:table-cell table:style-name="ce10" office:value-type="date" office:date-value="2017-01-01" calcext:value-type="date">
            <text:p>2017-01-01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3" table:style-name="ce10" office:value-type="date" office:date-value="2017-12-31" calcext:value-type="date">
            <text:p>2017-12-31</text:p>
          </table:table-cell>
          <table:table-cell table:style-name="ce10" office:value-type="date" office:date-value="2017-09-30" calcext:value-type="date">
            <text:p>2017-09-30</text:p>
          </table:table-cell>
          <table:table-cell table:style-name="ce10" office:value-type="date" office:date-value="2017-12-31" calcext:value-type="date">
            <text:p>2017-12-31</text:p>
          </table:table-cell>
          <table:table-cell table:style-name="ce23"/>
          <table:table-cell table:style-name="ce27"/>
          <table:table-cell table:number-columns-repeated="2"/>
        </table:table-row>
        <table:table-row table:style-name="ro1">
          <table:table-cell table:style-name="ce3" office:value-type="string" calcext:value-type="string">
            <text:p>TERMINATION</text:p>
          </table:table-cell>
          <table:table-cell table:style-name="ce11" table:formula="of:=MIN([.B3:.B4])" office:value-type="date" office:date-value="2017-12-31" calcext:value-type="date">
            <text:p>2017-12-31</text:p>
          </table:table-cell>
          <table:table-cell table:style-name="ce11" table:formula="of:=MIN([.C3:.C4])" office:value-type="date" office:date-value="2017-05-10" calcext:value-type="date">
            <text:p>2017-05-10</text:p>
          </table:table-cell>
          <table:table-cell table:style-name="ce11" table:formula="of:=MIN([.D3:.D4])" office:value-type="date" office:date-value="2017-11-10" calcext:value-type="date">
            <text:p>2017-11-10</text:p>
          </table:table-cell>
          <table:table-cell table:style-name="ce11" table:formula="of:=MIN([.E3:.E4])" office:value-type="date" office:date-value="2017-09-30" calcext:value-type="date">
            <text:p>2017-09-30</text:p>
          </table:table-cell>
          <table:table-cell table:style-name="ce11" table:formula="of:=MIN([.F3:.F4])" office:value-type="date" office:date-value="2017-01-01" calcext:value-type="date">
            <text:p>2017-01-01</text:p>
          </table:table-cell>
          <table:table-cell table:style-name="ce23"/>
          <table:table-cell table:style-name="ce27"/>
          <table:table-cell table:number-columns-repeated="2"/>
        </table:table-row>
        <table:table-row table:style-name="ro1">
          <table:table-cell table:style-name="ce2" office:value-type="string" calcext:value-type="string">
            <text:p>TODAY</text:p>
          </table:table-cell>
          <table:table-cell table:style-name="ce8" table:formula="of:=[.$J$1]" office:value-type="date" office:date-value="2017-07-15" calcext:value-type="date">
            <text:p>2017-07-15</text:p>
          </table:table-cell>
          <table:table-cell table:style-name="ce8" table:formula="of:=[.$J$1]" office:value-type="date" office:date-value="2017-07-15" calcext:value-type="date">
            <text:p>2017-07-15</text:p>
          </table:table-cell>
          <table:table-cell table:style-name="ce8" table:formula="of:=[.$J$1]" office:value-type="date" office:date-value="2017-07-15" calcext:value-type="date">
            <text:p>2017-07-15</text:p>
          </table:table-cell>
          <table:table-cell table:style-name="ce8" table:formula="of:=[.$J$1]" office:value-type="date" office:date-value="2017-07-15" calcext:value-type="date">
            <text:p>2017-07-15</text:p>
          </table:table-cell>
          <table:table-cell table:style-name="ce8" table:formula="of:=[.$J$1]" office:value-type="date" office:date-value="2017-07-15" calcext:value-type="date">
            <text:p>2017-07-15</text:p>
          </table:table-cell>
          <table:table-cell table:style-name="ce23"/>
          <table:table-cell/>
          <table:table-cell table:style-name="ce28"/>
          <table:table-cell/>
        </table:table-row>
        <table:table-row table:style-name="ro1">
          <table:table-cell/>
          <table:table-cell table:style-name="ce12" table:number-columns-repeated="5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UM INSURED</text:p>
          </table:table-cell>
          <table:table-cell table:number-columns-repeated="5" table:style-name="ce13" office:value-type="float" office:value="10000" calcext:value-type="float">
            <text:p>10,000</text:p>
          </table:table-cell>
          <table:table-cell table:style-name="ce13" table:formula="of:=SUM([.B8:.F8])" office:value-type="float" office:value="50000" calcext:value-type="float">
            <text:p>50,0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LAIM FREQUENCY</text:p>
          </table:table-cell>
          <table:table-cell table:number-columns-repeated="6" table:style-name="ce14" office:value-type="percentage" office:value="0.4" calcext:value-type="percentage">
            <text:p>40.00%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WP</text:p>
          </table:table-cell>
          <table:table-cell table:style-name="ce15" table:formula="of:=([.B4]-[.B2]+1)/365*2400" office:value-type="float" office:value="2400" calcext:value-type="float">
            <text:p>2,400.0</text:p>
          </table:table-cell>
          <table:table-cell table:style-name="ce15" table:formula="of:=([.C4]-[.C2]+1)/365*2400" office:value-type="float" office:value="2400" calcext:value-type="float">
            <text:p>2,400.0</text:p>
          </table:table-cell>
          <table:table-cell table:style-name="ce15" table:formula="of:=([.D4]-[.D2]+1)/365*2400" office:value-type="float" office:value="2400" calcext:value-type="float">
            <text:p>2,400.0</text:p>
          </table:table-cell>
          <table:table-cell table:style-name="ce15" table:formula="of:=([.E4]-[.E2]+1)/365*2400" office:value-type="float" office:value="1407.12328767123" calcext:value-type="float">
            <text:p>1,407.1</text:p>
          </table:table-cell>
          <table:table-cell table:style-name="ce15" table:formula="of:=([.F4]-[.F2]+1)/365*2400" office:value-type="float" office:value="2400" calcext:value-type="float">
            <text:p>2,400.0</text:p>
          </table:table-cell>
          <table:table-cell table:style-name="ce24" table:formula="of:=SUM([.B10:.F10])" office:value-type="float" office:value="11007.1232876712" calcext:value-type="float">
            <text:p>11,007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</text:p>
          </table:table-cell>
          <table:table-cell table:formula="of:=IF([.B3]&lt;&gt;0;[.B10]*([.B4]-[.B3]+1)/([.B4]-[.B2]+1);0)" office:value-type="float" office:value="0" calcext:value-type="float">
            <text:p>0.0</text:p>
          </table:table-cell>
          <table:table-cell table:formula="of:=IF([.C3]&lt;&gt;0;[.C10]*([.C4]-[.C3]+1)/([.C4]-[.C2]+1);0)" office:value-type="float" office:value="1551.78082191781" calcext:value-type="float">
            <text:p>1,551.8</text:p>
          </table:table-cell>
          <table:table-cell table:formula="of:=IF([.D3]&lt;&gt;0;[.D10]*([.D4]-[.D3]+1)/([.D4]-[.D2]+1);0)" office:value-type="float" office:value="341.917808219178" calcext:value-type="float">
            <text:p>341.9</text:p>
          </table:table-cell>
          <table:table-cell table:formula="of:=IF([.E3]&lt;&gt;0;[.E10]*([.E4]-[.E3]+1)/([.E4]-[.E2]+1);0)" office:value-type="float" office:value="0" calcext:value-type="float">
            <text:p>0.0</text:p>
          </table:table-cell>
          <table:table-cell table:formula="of:=IF([.F3]&lt;&gt;0;[.F10]*([.F4]-[.F3]+1)/([.F4]-[.F2]+1);0)" office:value-type="float" office:value="2400" calcext:value-type="float">
            <text:p>2,400.0</text:p>
          </table:table-cell>
          <table:table-cell table:formula="of:=SUM([.B11:.F11])" office:value-type="float" office:value="4293.69863013699" calcext:value-type="float">
            <text:p>4,293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P</text:p>
          </table:table-cell>
          <table:table-cell table:formula="of:=[.B10]-[.B11]" office:value-type="float" office:value="2400" calcext:value-type="float">
            <text:p>2,400.0</text:p>
          </table:table-cell>
          <table:table-cell table:formula="of:=[.C10]-[.C11]" office:value-type="float" office:value="848.219178082192" calcext:value-type="float">
            <text:p>848.2</text:p>
          </table:table-cell>
          <table:table-cell table:formula="of:=[.D10]-[.D11]" office:value-type="float" office:value="2058.08219178082" calcext:value-type="float">
            <text:p>2,058.1</text:p>
          </table:table-cell>
          <table:table-cell table:formula="of:=[.E10]-[.E11]" office:value-type="float" office:value="1407.12328767123" calcext:value-type="float">
            <text:p>1,407.1</text:p>
          </table:table-cell>
          <table:table-cell table:formula="of:=[.F10]-[.F11]" office:value-type="float" office:value="0" calcext:value-type="float">
            <text:p>0.0</text:p>
          </table:table-cell>
          <table:table-cell table:formula="of:=[.G10]-[.G11]" office:value-type="float" office:value="6713.42465753425" calcext:value-type="float">
            <text:p>6,713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R</text:p>
          </table:table-cell>
          <table:table-cell table:formula="of:=[.B12]*([.B5]-MIN([.B5:.B6]))/([.B5]-[.B2]+1)" office:value-type="float" office:value="1111.23287671233" calcext:value-type="float">
            <text:p>1,111.2</text:p>
          </table:table-cell>
          <table:table-cell table:formula="of:=[.C12]*([.C5]-MIN([.C5:.C6]))/([.C5]-[.C2]+1)" office:value-type="float" office:value="0" calcext:value-type="float">
            <text:p>0.0</text:p>
          </table:table-cell>
          <table:table-cell table:formula="of:=[.D12]*([.D5]-MIN([.D5:.D6]))/([.D5]-[.D2]+1)" office:value-type="float" office:value="773.419422388971" calcext:value-type="float">
            <text:p>773.4</text:p>
          </table:table-cell>
          <table:table-cell table:formula="of:=[.E12]*([.E5]-MIN([.E5:.E6]))/([.E5]-[.E2]+1)" office:value-type="float" office:value="506.301369863014" calcext:value-type="float">
            <text:p>506.3</text:p>
          </table:table-cell>
          <table:table-cell table:formula="of:=[.F12]*([.F5]-MIN([.F5:.F6]))/([.F5]-[.F2]+1)" office:value-type="float" office:value="0" calcext:value-type="float">
            <text:p>0.0</text:p>
          </table:table-cell>
          <table:table-cell table:formula="of:=SUM([.B13:.F13])" office:value-type="float" office:value="2390.95366896431" calcext:value-type="float">
            <text:p>2,39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</text:p>
          </table:table-cell>
          <table:table-cell table:formula="of:=[.B12]-[.B13]" office:value-type="float" office:value="1288.76712328767" calcext:value-type="float">
            <text:p>1,288.8</text:p>
          </table:table-cell>
          <table:table-cell table:formula="of:=[.C12]-[.C13]" office:value-type="float" office:value="848.219178082192" calcext:value-type="float">
            <text:p>848.2</text:p>
          </table:table-cell>
          <table:table-cell table:formula="of:=[.D12]-[.D13]" office:value-type="float" office:value="1284.66276939185" calcext:value-type="float">
            <text:p>1,284.7</text:p>
          </table:table-cell>
          <table:table-cell table:formula="of:=[.E12]-[.E13]" office:value-type="float" office:value="900.821917808219" calcext:value-type="float">
            <text:p>900.8</text:p>
          </table:table-cell>
          <table:table-cell table:formula="of:=[.F12]-[.F13]" office:value-type="float" office:value="0" calcext:value-type="float">
            <text:p>0.0</text:p>
          </table:table-cell>
          <table:table-cell table:formula="of:=[.G10]-[.G13]" office:value-type="float" office:value="8616.16961870692" calcext:value-type="float">
            <text:p>8,616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Y</text:p>
          </table:table-cell>
          <table:table-cell table:formula="of:=(MIN([.B6];[.B5])-[.B2]+1)/365" office:value-type="float" office:value="0.536986301369863" calcext:value-type="float">
            <text:p>0.5</text:p>
          </table:table-cell>
          <table:table-cell table:formula="of:=(MIN([.C6];[.C5])-[.C2]+1)/365" office:value-type="float" office:value="0.356164383561644" calcext:value-type="float">
            <text:p>0.4</text:p>
          </table:table-cell>
          <table:table-cell table:formula="of:=(MIN([.D6];[.D5])-[.D2]+1)/365" office:value-type="float" office:value="0.536986301369863" calcext:value-type="float">
            <text:p>0.5</text:p>
          </table:table-cell>
          <table:table-cell table:formula="of:=(MIN([.E6];[.E5])-[.E2]+1)/365" office:value-type="float" office:value="0.375342465753425" calcext:value-type="float">
            <text:p>0.4</text:p>
          </table:table-cell>
          <table:table-cell table:formula="of:=(MIN([.F6];[.F5])-[.F2]+1)/365" office:value-type="float" office:value="0.00273972602739726" calcext:value-type="float">
            <text:p>0.0</text:p>
          </table:table-cell>
          <table:table-cell table:formula="of:=SUM([.B15:.F15])" office:value-type="float" office:value="1.80821917808219" calcext:value-type="float">
            <text:p>1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Y</text:p>
          </table:table-cell>
          <table:table-cell table:formula="of:=([.B5]-[.B2]+1)/365" office:value-type="float" office:value="1" calcext:value-type="float">
            <text:p>1.0</text:p>
          </table:table-cell>
          <table:table-cell table:formula="of:=([.C5]-[.C2]+1)/365" office:value-type="float" office:value="0.356164383561644" calcext:value-type="float">
            <text:p>0.4</text:p>
          </table:table-cell>
          <table:table-cell table:formula="of:=([.D5]-[.D2]+1)/365" office:value-type="float" office:value="0.86027397260274" calcext:value-type="float">
            <text:p>0.9</text:p>
          </table:table-cell>
          <table:table-cell table:formula="of:=([.E5]-[.E2]+1)/365" office:value-type="float" office:value="0.586301369863014" calcext:value-type="float">
            <text:p>0.6</text:p>
          </table:table-cell>
          <table:table-cell table:formula="of:=([.F5]-[.F2]+1)/365" office:value-type="float" office:value="0.00273972602739726" calcext:value-type="float">
            <text:p>0.0</text:p>
          </table:table-cell>
          <table:table-cell table:formula="of:=SUM([.B16:.F16])" office:value-type="float" office:value="2.80547945205479" calcext:value-type="float">
            <text:p>2.81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LAIMS</text:p>
          </table:table-cell>
          <table:table-cell table:number-columns-repeated="2" table:style-name="ce17" office:value-type="float" office:value="0" calcext:value-type="float">
            <text:p>0.0</text:p>
          </table:table-cell>
          <table:table-cell table:style-name="ce17" office:value-type="float" office:value="6000" calcext:value-type="float">
            <text:p>6,000.0</text:p>
          </table:table-cell>
          <table:table-cell table:style-name="ce17" office:value-type="float" office:value="1000" calcext:value-type="float">
            <text:p>1,000.0</text:p>
          </table:table-cell>
          <table:table-cell table:style-name="ce17" office:value-type="float" office:value="0" calcext:value-type="float">
            <text:p>0.0</text:p>
          </table:table-cell>
          <table:table-cell table:style-name="ce25" table:formula="of:=SUM([.B17:.F17])" office:value-type="float" office:value="7000" calcext:value-type="float">
            <text:p>7,000.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RESERVES</text:p>
          </table:table-cell>
          <table:table-cell table:number-columns-repeated="3" table:style-name="ce17" office:value-type="float" office:value="0" calcext:value-type="float">
            <text:p>0.0</text:p>
          </table:table-cell>
          <table:table-cell table:style-name="ce17" office:value-type="float" office:value="3000" calcext:value-type="float">
            <text:p>3,000.0</text:p>
          </table:table-cell>
          <table:table-cell table:style-name="ce17" office:value-type="float" office:value="0" calcext:value-type="float">
            <text:p>0.0</text:p>
          </table:table-cell>
          <table:table-cell table:style-name="ce25" table:formula="of:=SUM([.B18:.F18])" office:value-type="float" office:value="3000" calcext:value-type="float">
            <text:p>3,000.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BNR</text:p>
          </table:table-cell>
          <table:table-cell table:style-name="ce18" table:formula="of:=MAX(([.B5]-[.B6]+1)/([.B5]-[.B2]+1)*[.B8]*[.B9];0)" office:value-type="float" office:value="1863.01369863014" calcext:value-type="float">
            <text:p>1,863.0</text:p>
          </table:table-cell>
          <table:table-cell table:style-name="ce18" table:formula="of:=MAX(([.C5]-[.C6]+1)/([.C5]-[.C2]+1)*[.C8]*[.C9];0)" office:value-type="float" office:value="0" calcext:value-type="float">
            <text:p>0.0</text:p>
          </table:table-cell>
          <table:table-cell table:style-name="ce18" table:formula="of:=MAX(([.D5]-[.D6]+1)/([.D5]-[.D2]+1)*[.D8]*[.D9];0)" office:value-type="float" office:value="1515.92356687898" calcext:value-type="float">
            <text:p>1,515.9</text:p>
          </table:table-cell>
          <table:table-cell table:style-name="ce18" table:formula="of:=MAX(([.E5]-[.E6]+1)/([.E5]-[.E2]+1)*[.E8]*[.E9];0)" office:value-type="float" office:value="1457.94392523364" calcext:value-type="float">
            <text:p>1,457.9</text:p>
          </table:table-cell>
          <table:table-cell table:style-name="ce18" table:formula="of:=MAX(([.F5]-[.F6]+1)/([.F5]-[.F2]+1)*[.F8]*[.F9];0)" office:value-type="float" office:value="0" calcext:value-type="float">
            <text:p>0.0</text:p>
          </table:table-cell>
          <table:table-cell table:style-name="ce26" table:formula="of:=SUM([.B19:.F19])" office:value-type="float" office:value="4836.88119074276" calcext:value-type="float">
            <text:p>4,836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RESS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formula="of:=SUM([.B20:.F20])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table:style-name="ce19" table:formula="of:=[.B17]+[.B18]-[.B20]" office:value-type="float" office:value="0" calcext:value-type="float">
            <text:p>0</text:p>
          </table:table-cell>
          <table:table-cell table:style-name="ce19" table:formula="of:=[.C17]+[.C18]-[.C20]" office:value-type="float" office:value="0" calcext:value-type="float">
            <text:p>0</text:p>
          </table:table-cell>
          <table:table-cell table:style-name="ce19" table:formula="of:=[.D17]+[.D18]-[.D20]" office:value-type="float" office:value="6000" calcext:value-type="float">
            <text:p>6000</text:p>
          </table:table-cell>
          <table:table-cell table:style-name="ce19" table:formula="of:=[.E17]+[.E18]-[.E20]" office:value-type="float" office:value="4000" calcext:value-type="float">
            <text:p>4000</text:p>
          </table:table-cell>
          <table:table-cell table:style-name="ce19" table:formula="of:=[.F17]+[.F18]-[.F20]" office:value-type="float" office:value="0" calcext:value-type="float">
            <text:p>0</text:p>
          </table:table-cell>
          <table:table-cell table:formula="of:=SUM([.B21:.F21])" office:value-type="float" office:value="10000" calcext:value-type="float">
            <text:p>10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20" table:formula="of:=IFERROR([.B21]/[.B14];0)" office:value-type="percentage" office:value="0" calcext:value-type="percentage">
            <text:p>0.00%</text:p>
          </table:table-cell>
          <table:table-cell table:style-name="ce20" table:formula="of:=IFERROR([.C21]/[.C14];0)" office:value-type="percentage" office:value="0" calcext:value-type="percentage">
            <text:p>0.00%</text:p>
          </table:table-cell>
          <table:table-cell table:style-name="ce20" table:formula="of:=IFERROR([.D21]/[.D14];0)" office:value-type="percentage" office:value="4.67048640542479" calcext:value-type="percentage">
            <text:p>467.05%</text:p>
          </table:table-cell>
          <table:table-cell table:style-name="ce20" table:formula="of:=IFERROR([.E21]/[.E14];0)" office:value-type="percentage" office:value="4.44038929440389" calcext:value-type="percentage">
            <text:p>444.04%</text:p>
          </table:table-cell>
          <table:table-cell table:style-name="ce20" table:formula="of:=IFERROR([.F21]/[.F14];0)" office:value-type="percentage" office:value="0" calcext:value-type="percentage">
            <text:p>0.00%</text:p>
          </table:table-cell>
          <table:table-cell table:style-name="ce20" table:formula="of:=IFERROR([.G21]/[.G14];0)" office:value-type="percentage" office:value="1.16060853517653" calcext:value-type="percentage">
            <text:p>116.0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</text:p>
          </table:table-cell>
          <table:table-cell table:style-name="ce21" table:formula="of:=COUNTIF([.$B$17:.$F$17];&quot;&gt;0&quot;)" office:value-type="float" office:value="2" calcext:value-type="float">
            <text:p>2.00</text:p>
          </table:table-cell>
          <table:table-cell table:style-name="ce21" table:formula="of:=COUNTIF([.$B$17:.$F$17];&quot;&gt;0&quot;)" office:value-type="float" office:value="2" calcext:value-type="float">
            <text:p>2.00</text:p>
          </table:table-cell>
          <table:table-cell table:style-name="ce21" table:formula="of:=COUNTIF([.$B$17:.$F$17];&quot;&gt;0&quot;)" office:value-type="float" office:value="2" calcext:value-type="float">
            <text:p>2.00</text:p>
          </table:table-cell>
          <table:table-cell table:style-name="ce21" table:formula="of:=COUNTIF([.$B$17:.$F$17];&quot;&gt;0&quot;)" office:value-type="float" office:value="2" calcext:value-type="float">
            <text:p>2.00</text:p>
          </table:table-cell>
          <table:table-cell table:style-name="ce21" table:formula="of:=COUNTIF([.$B$17:.$F$17];&quot;&gt;0&quot;)" office:value-type="float" office:value="2" calcext:value-type="float">
            <text:p>2.00</text:p>
          </table:table-cell>
          <table:table-cell table:formula="of:=COUNTIF([.$B$17:.$F$17];&quot;&gt;0&quot;)" office:value-type="float" office:value="2" calcext:value-type="float">
            <text:p>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</text:p>
          </table:table-cell>
          <table:table-cell table:style-name="ce21" table:formula="of:=[.B23]/SUM([.$B$15:.$F$15])" office:value-type="float" office:value="1.10606060606061" calcext:value-type="float">
            <text:p>1.11</text:p>
          </table:table-cell>
          <table:table-cell table:style-name="ce21" table:formula="of:=[.C23]/SUM([.$B$15:.$F$15])" office:value-type="float" office:value="1.10606060606061" calcext:value-type="float">
            <text:p>1.11</text:p>
          </table:table-cell>
          <table:table-cell table:style-name="ce21" table:formula="of:=[.D23]/SUM([.$B$15:.$F$15])" office:value-type="float" office:value="1.10606060606061" calcext:value-type="float">
            <text:p>1.11</text:p>
          </table:table-cell>
          <table:table-cell table:style-name="ce21" table:formula="of:=[.E23]/SUM([.$B$15:.$F$15])" office:value-type="float" office:value="1.10606060606061" calcext:value-type="float">
            <text:p>1.11</text:p>
          </table:table-cell>
          <table:table-cell table:style-name="ce21" table:formula="of:=[.F23]/SUM([.$B$15:.$F$15])" office:value-type="float" office:value="1.10606060606061" calcext:value-type="float">
            <text:p>1.11</text:p>
          </table:table-cell>
          <table:table-cell table:formula="of:=[.G23]/SUM([.$B$15:.$F$15])" office:value-type="float" office:value="1.10606060606061" calcext:value-type="float">
            <text:p>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</text:p>
          </table:table-cell>
          <table:table-cell table:style-name="ce22" table:formula="of:=SUM([.$B$21:.$F$21])/[.B23]" office:value-type="float" office:value="5000" calcext:value-type="float">
            <text:p>5,000</text:p>
          </table:table-cell>
          <table:table-cell table:style-name="ce22" table:formula="of:=SUM([.$B$21:.$F$21])/[.C23]" office:value-type="float" office:value="5000" calcext:value-type="float">
            <text:p>5,000</text:p>
          </table:table-cell>
          <table:table-cell table:style-name="ce22" table:formula="of:=SUM([.$B$21:.$F$21])/[.D23]" office:value-type="float" office:value="5000" calcext:value-type="float">
            <text:p>5,000</text:p>
          </table:table-cell>
          <table:table-cell table:style-name="ce22" table:formula="of:=SUM([.$B$21:.$F$21])/[.E23]" office:value-type="float" office:value="5000" calcext:value-type="float">
            <text:p>5,000</text:p>
          </table:table-cell>
          <table:table-cell table:style-name="ce22" table:formula="of:=SUM([.$B$21:.$F$21])/[.F23]" office:value-type="float" office:value="5000" calcext:value-type="float">
            <text:p>5,000</text:p>
          </table:table-cell>
          <table:table-cell table:style-name="ce22" table:formula="of:=SUM([.$B$21:.$F$21])/[.G23]" office:value-type="float" office:value="5000" calcext:value-type="float">
            <text:p>5,0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YEP</text:p>
          </table:table-cell>
          <table:table-cell table:style-name="ce22" table:formula="of:=SUM([.$B$14:.$F$14])/SUM([.$B$15:.$F$15])" office:value-type="float" office:value="2390.45744064852" calcext:value-type="float">
            <text:p>2,390</text:p>
          </table:table-cell>
          <table:table-cell table:style-name="ce22" table:formula="of:=SUM([.$B$14:.$F$14])/SUM([.$B$15:.$F$15])" office:value-type="float" office:value="2390.45744064852" calcext:value-type="float">
            <text:p>2,390</text:p>
          </table:table-cell>
          <table:table-cell table:style-name="ce22" table:formula="of:=SUM([.$B$14:.$F$14])/SUM([.$B$15:.$F$15])" office:value-type="float" office:value="2390.45744064852" calcext:value-type="float">
            <text:p>2,390</text:p>
          </table:table-cell>
          <table:table-cell table:style-name="ce22" table:formula="of:=SUM([.$B$14:.$F$14])/SUM([.$B$15:.$F$15])" office:value-type="float" office:value="2390.45744064852" calcext:value-type="float">
            <text:p>2,390</text:p>
          </table:table-cell>
          <table:table-cell table:style-name="ce22" table:formula="of:=SUM([.$B$14:.$F$14])/SUM([.$B$15:.$F$15])" office:value-type="float" office:value="2390.45744064852" calcext:value-type="float">
            <text:p>2,390</text:p>
          </table:table-cell>
          <table:table-cell table:style-name="ce22" table:formula="of:=SUM([.$B$14:.$F$14])/SUM([.$B$15:.$F$15])" office:value-type="float" office:value="2390.45744064852" calcext:value-type="float">
            <text:p>2,39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YGWP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style-name="ce22" table:formula="of:=SUM([.$B$12:.$F$12])/SUM([.$B$16:.$F$16])" office:value-type="float" office:value="2392.96875" calcext:value-type="float">
            <text:p>2,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</text:p>
          </table:table-cell>
          <table:table-cell table:style-name="ce19" table:formula="of:=[.B9]*[.B25]" office:value-type="float" office:value="2000" calcext:value-type="float">
            <text:p>2000</text:p>
          </table:table-cell>
          <table:table-cell table:style-name="ce19" table:formula="of:=[.C9]*[.C25]" office:value-type="float" office:value="2000" calcext:value-type="float">
            <text:p>2000</text:p>
          </table:table-cell>
          <table:table-cell table:style-name="ce19" table:formula="of:=[.D9]*[.D25]" office:value-type="float" office:value="2000" calcext:value-type="float">
            <text:p>2000</text:p>
          </table:table-cell>
          <table:table-cell table:style-name="ce19" table:formula="of:=[.E9]*[.E25]" office:value-type="float" office:value="2000" calcext:value-type="float">
            <text:p>2000</text:p>
          </table:table-cell>
          <table:table-cell table:style-name="ce19" table:formula="of:=[.F9]*[.F25]" office:value-type="float" office:value="2000" calcext:value-type="float">
            <text:p>2000</text:p>
          </table:table-cell>
          <table:table-cell table:style-name="ce19" table:formula="of:=[.G9]*[.G25]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tExp</text:p>
          </table:table-cell>
          <table:table-cell table:style-name="ce14" table:formula="of:=1-[.B30]" office:value-type="percentage" office:value="0.338" calcext:value-type="percentage">
            <text:p>33.80%</text:p>
          </table:table-cell>
          <table:table-cell table:style-name="ce14" table:formula="of:=1-[.C30]" office:value-type="percentage" office:value="0.338" calcext:value-type="percentage">
            <text:p>33.80%</text:p>
          </table:table-cell>
          <table:table-cell table:style-name="ce14" table:formula="of:=1-[.D30]" office:value-type="percentage" office:value="0.338" calcext:value-type="percentage">
            <text:p>33.80%</text:p>
          </table:table-cell>
          <table:table-cell table:style-name="ce14" table:formula="of:=1-[.E30]" office:value-type="percentage" office:value="0.338" calcext:value-type="percentage">
            <text:p>33.80%</text:p>
          </table:table-cell>
          <table:table-cell table:style-name="ce14" table:formula="of:=1-[.F30]" office:value-type="percentage" office:value="0.338" calcext:value-type="percentage">
            <text:p>33.80%</text:p>
          </table:table-cell>
          <table:table-cell table:style-name="ce14" table:formula="of:=1-[.G30]" office:value-type="percentage" office:value="0.338" calcext:value-type="percentage">
            <text:p>33.8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LR</text:p>
          </table:table-cell>
          <table:table-cell table:number-columns-repeated="6" table:style-name="ce14" office:value-type="percentage" office:value="0.662" calcext:value-type="percentage">
            <text:p>66.20%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TP</text:p>
          </table:table-cell>
          <table:table-cell table:style-name="ce13" table:formula="of:=[.B28]/[.B30]" office:value-type="float" office:value="3021.14803625378" calcext:value-type="float">
            <text:p>3,021</text:p>
          </table:table-cell>
          <table:table-cell table:style-name="ce13" table:formula="of:=[.C28]/[.C30]" office:value-type="float" office:value="3021.14803625378" calcext:value-type="float">
            <text:p>3,021</text:p>
          </table:table-cell>
          <table:table-cell table:style-name="ce13" table:formula="of:=[.D28]/[.D30]" office:value-type="float" office:value="3021.14803625378" calcext:value-type="float">
            <text:p>3,021</text:p>
          </table:table-cell>
          <table:table-cell table:style-name="ce13" table:formula="of:=[.E28]/[.E30]" office:value-type="float" office:value="3021.14803625378" calcext:value-type="float">
            <text:p>3,021</text:p>
          </table:table-cell>
          <table:table-cell table:style-name="ce13" table:formula="of:=[.F28]/[.F30]" office:value-type="float" office:value="3021.14803625378" calcext:value-type="float">
            <text:p>3,021</text:p>
          </table:table-cell>
          <table:table-cell table:style-name="ce13" table:formula="of:=[.G28]/[.G30]" office:value-type="float" office:value="3021.14803625378" calcext:value-type="float">
            <text:p>3,021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6"/>
          <table:table-cell table:number-columns-repeated="3"/>
        </table:table-row>
      </table:table>
      <table:table table:name="IBNR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10" table:default-cell-style-name="ce35"/>
        <table:table-column table:style-name="co2" table:default-cell-style-name="ce94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valuation date</text:p>
          </table:table-cell>
          <table:table-cell table:style-name="ce33" office:value-type="date" office:date-value="2016-12-31" calcext:value-type="date">
            <text:p>2016-12-31</text:p>
          </table:table-cell>
          <table:table-cell table:style-name="Default" table:number-columns-repeated="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6"/>
        </table:table-row>
        <table:table-row table:style-name="ro1">
          <table:table-cell table:style-name="ce95" office:value-type="string" calcext:value-type="string" table:number-columns-spanned="2" table:number-rows-spanned="2">
            <text:p>Paid Loss Incremental</text:p>
          </table:table-cell>
          <table:covered-table-cell table:style-name="ce96"/>
          <table:table-cell table:style-name="ce95" office:value-type="string" calcext:value-type="string" table:number-columns-spanned="10" table:number-rows-spanned="1">
            <text:p>Development period</text:p>
          </table:table-cell>
          <table:covered-table-cell table:number-columns-repeated="4" table:style-name="ce96"/>
          <table:covered-table-cell table:number-columns-repeated="5" table:style-name="Default"/>
          <table:table-cell table:style-name="Default"/>
          <table:table-cell/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6" calcext:value-type="float">
            <text:p>36</text:p>
          </table:table-cell>
          <table:table-cell/>
        </table:table-row>
        <table:table-row table:style-name="ro1">
          <table:covered-table-cell table:number-columns-repeated="2" table:style-name="ce96"/>
          <table:table-cell table:style-name="ce30" office:value-type="string" calcext:value-type="string">
            <text:p>12m</text:p>
          </table:table-cell>
          <table:table-cell table:style-name="ce30" office:value-type="string" calcext:value-type="string">
            <text:p>24m</text:p>
          </table:table-cell>
          <table:table-cell table:style-name="ce30" office:value-type="string" calcext:value-type="string">
            <text:p>36m</text:p>
          </table:table-cell>
          <table:table-cell table:style-name="ce30" office:value-type="string" calcext:value-type="string">
            <text:p>48m</text:p>
          </table:table-cell>
          <table:table-cell table:style-name="ce30" office:value-type="string" calcext:value-type="string">
            <text:p>60m</text:p>
          </table:table-cell>
          <table:table-cell table:style-name="ce30" office:value-type="string" calcext:value-type="string">
            <text:p>72m</text:p>
          </table:table-cell>
          <table:table-cell table:style-name="ce30" office:value-type="string" calcext:value-type="string">
            <text:p>84m</text:p>
          </table:table-cell>
          <table:table-cell table:style-name="ce30" office:value-type="string" calcext:value-type="string">
            <text:p>96m</text:p>
          </table:table-cell>
          <table:table-cell table:style-name="ce30" office:value-type="string" calcext:value-type="string">
            <text:p>108m</text:p>
          </table:table-cell>
          <table:table-cell table:style-name="ce30" office:value-type="string" calcext:value-type="string">
            <text:p>120m</text:p>
          </table:table-cell>
          <table:table-cell table:style-name="Default"/>
          <table:table-cell/>
          <table:table-cell table:style-name="ce30" office:value-type="float" office:value="2014" calcext:value-type="float">
            <text:p>201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95" office:value-type="string" calcext:value-type="string" table:number-columns-spanned="1" table:number-rows-spanned="10">
            <text:p>Loss Date</text:p>
          </table:table-cell>
          <table:table-cell table:style-name="ce30" office:value-type="float" office:value="2007" calcext:value-type="float">
            <text:p>2007</text:p>
          </table:table-cell>
          <table:table-cell office:value-type="float" office:value="100" calcext:value-type="float">
            <text:p>100,0</text:p>
          </table:table-cell>
          <table:table-cell table:formula="of:=[.$C$6]*(1+RAND()/10)" office:value-type="float" office:value="102.845688203652" calcext:value-type="float">
            <text:p>102,8</text:p>
          </table:table-cell>
          <table:table-cell table:formula="of:=[.$C$6]*(1+RAND()/10)" office:value-type="float" office:value="103.405561661979" calcext:value-type="float">
            <text:p>103,4</text:p>
          </table:table-cell>
          <table:table-cell table:formula="of:=[.$C$6]*(1+RAND()/10)" office:value-type="float" office:value="103.565399732057" calcext:value-type="float">
            <text:p>103,6</text:p>
          </table:table-cell>
          <table:table-cell table:formula="of:=[.$C$6]*(1+RAND()/10)" office:value-type="float" office:value="107.916636362951" calcext:value-type="float">
            <text:p>107,9</text:p>
          </table:table-cell>
          <table:table-cell table:formula="of:=[.$C$6]*(1+RAND()/10)" office:value-type="float" office:value="108.264905470769" calcext:value-type="float">
            <text:p>108,3</text:p>
          </table:table-cell>
          <table:table-cell table:formula="of:=[.$C$6]*(1+RAND()/10)" office:value-type="float" office:value="100.364783470871" calcext:value-type="float">
            <text:p>100,4</text:p>
          </table:table-cell>
          <table:table-cell table:formula="of:=[.$C$6]*(1+RAND()/10)" office:value-type="float" office:value="104.616987892437" calcext:value-type="float">
            <text:p>104,6</text:p>
          </table:table-cell>
          <table:table-cell table:formula="of:=[.$C$6]*(1+RAND()/10)" office:value-type="float" office:value="108.652121944707" calcext:value-type="float">
            <text:p>108,7</text:p>
          </table:table-cell>
          <table:table-cell table:formula="of:=[.$C$6]*(1+RAND()/10)" office:value-type="float" office:value="106.83454305855" calcext:value-type="float">
            <text:p>106,8</text:p>
          </table:table-cell>
          <table:table-cell table:number-columns-repeated="2"/>
          <table:table-cell table:style-name="ce30" office:value-type="float" office:value="2015" calcext:value-type="float">
            <text:p>2015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/>
        </table:table-row>
        <table:table-row table:style-name="ro1">
          <table:covered-table-cell table:style-name="ce96"/>
          <table:table-cell table:style-name="ce30" office:value-type="float" office:value="2008" calcext:value-type="float">
            <text:p>2008</text:p>
          </table:table-cell>
          <table:table-cell table:formula="of:=[.$C$6]*(1+RAND()/10)" office:value-type="float" office:value="101.586362090724" calcext:value-type="float">
            <text:p>101,6</text:p>
          </table:table-cell>
          <table:table-cell table:formula="of:=[.$C$6]*(1+RAND()/10)" office:value-type="float" office:value="102.175928281741" calcext:value-type="float">
            <text:p>102,2</text:p>
          </table:table-cell>
          <table:table-cell table:formula="of:=[.$C$6]*(1+RAND()/10)" office:value-type="float" office:value="109.213971578705" calcext:value-type="float">
            <text:p>109,2</text:p>
          </table:table-cell>
          <table:table-cell table:formula="of:=[.$C$6]*(1+RAND()/10)" office:value-type="float" office:value="106.28822378969" calcext:value-type="float">
            <text:p>106,3</text:p>
          </table:table-cell>
          <table:table-cell table:formula="of:=[.$C$6]*(1+RAND()/10)" office:value-type="float" office:value="104.634973646842" calcext:value-type="float">
            <text:p>104,6</text:p>
          </table:table-cell>
          <table:table-cell table:formula="of:=[.$C$6]*(1+RAND()/10)" office:value-type="float" office:value="102.898831185479" calcext:value-type="float">
            <text:p>102,9</text:p>
          </table:table-cell>
          <table:table-cell table:formula="of:=[.$C$6]*(1+RAND()/10)" office:value-type="float" office:value="105.220984061519" calcext:value-type="float">
            <text:p>105,2</text:p>
          </table:table-cell>
          <table:table-cell table:formula="of:=[.$C$6]*(1+RAND()/10)" office:value-type="float" office:value="109.047385973166" calcext:value-type="float">
            <text:p>109,0</text:p>
          </table:table-cell>
          <table:table-cell table:formula="of:=[.$C$6]*(1+RAND()/10)" office:value-type="float" office:value="102.696091511101" calcext:value-type="float">
            <text:p>102,7</text:p>
          </table:table-cell>
          <table:table-cell table:number-columns-repeated="3"/>
          <table:table-cell table:style-name="ce30" office:value-type="float" office:value="2016" calcext:value-type="float">
            <text:p>2016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table:number-columns-repeated="2"/>
          <table:table-cell/>
        </table:table-row>
        <table:table-row table:style-name="ro1">
          <table:covered-table-cell table:style-name="ce96"/>
          <table:table-cell table:style-name="ce30" office:value-type="float" office:value="2009" calcext:value-type="float">
            <text:p>2009</text:p>
          </table:table-cell>
          <table:table-cell table:formula="of:=[.$C$6]*(1+RAND()/10)" office:value-type="float" office:value="101.595323741873" calcext:value-type="float">
            <text:p>101,6</text:p>
          </table:table-cell>
          <table:table-cell table:formula="of:=[.$C$6]*(1+RAND()/10)" office:value-type="float" office:value="106.787447415482" calcext:value-type="float">
            <text:p>106,8</text:p>
          </table:table-cell>
          <table:table-cell table:formula="of:=[.$C$6]*(1+RAND()/10)" office:value-type="float" office:value="109.579075414073" calcext:value-type="float">
            <text:p>109,6</text:p>
          </table:table-cell>
          <table:table-cell table:formula="of:=[.$C$6]*(1+RAND()/10)" office:value-type="float" office:value="109.821454474875" calcext:value-type="float">
            <text:p>109,8</text:p>
          </table:table-cell>
          <table:table-cell table:formula="of:=[.$C$6]*(1+RAND()/10)" office:value-type="float" office:value="108.488576580111" calcext:value-type="float">
            <text:p>108,5</text:p>
          </table:table-cell>
          <table:table-cell table:formula="of:=[.$C$6]*(1+RAND()/10)" office:value-type="float" office:value="106.411661554291" calcext:value-type="float">
            <text:p>106,4</text:p>
          </table:table-cell>
          <table:table-cell table:formula="of:=[.$C$6]*(1+RAND()/10)" office:value-type="float" office:value="108.43416390569" calcext:value-type="float">
            <text:p>108,4</text:p>
          </table:table-cell>
          <table:table-cell table:formula="of:=[.$C$6]*(1+RAND()/10)" office:value-type="float" office:value="105.129770116217" calcext:value-type="float">
            <text:p>105,1</text:p>
          </table:table-cell>
          <table:table-cell table:number-columns-repeated="9"/>
        </table:table-row>
        <table:table-row table:style-name="ro1">
          <table:covered-table-cell table:style-name="ce96"/>
          <table:table-cell table:style-name="ce30" office:value-type="float" office:value="2010" calcext:value-type="float">
            <text:p>2010</text:p>
          </table:table-cell>
          <table:table-cell table:formula="of:=[.$C$6]*(1+RAND()/10)" office:value-type="float" office:value="102.459000482102" calcext:value-type="float">
            <text:p>102,5</text:p>
          </table:table-cell>
          <table:table-cell table:formula="of:=[.$C$6]*(1+RAND()/10)" office:value-type="float" office:value="105.82869622068" calcext:value-type="float">
            <text:p>105,8</text:p>
          </table:table-cell>
          <table:table-cell table:formula="of:=[.$C$6]*(1+RAND()/10)" office:value-type="float" office:value="106.150664308671" calcext:value-type="float">
            <text:p>106,2</text:p>
          </table:table-cell>
          <table:table-cell table:formula="of:=[.$C$6]*(1+RAND()/10)" office:value-type="float" office:value="109.235067026859" calcext:value-type="float">
            <text:p>109,2</text:p>
          </table:table-cell>
          <table:table-cell table:formula="of:=[.$C$6]*(1+RAND()/10)" office:value-type="float" office:value="101.396760702807" calcext:value-type="float">
            <text:p>101,4</text:p>
          </table:table-cell>
          <table:table-cell table:formula="of:=[.$C$6]*(1+RAND()/10)" office:value-type="float" office:value="105.872436809494" calcext:value-type="float">
            <text:p>105,9</text:p>
          </table:table-cell>
          <table:table-cell table:formula="of:=[.$C$6]*(1+RAND()/10)" office:value-type="float" office:value="100.078147951177" calcext:value-type="float">
            <text:p>100,1</text:p>
          </table:table-cell>
          <table:table-cell table:number-columns-repeated="5"/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6" calcext:value-type="float">
            <text:p>36</text:p>
          </table:table-cell>
          <table:table-cell office:value-type="string" calcext:value-type="string">
            <text:p>last</text:p>
          </table:table-cell>
        </table:table-row>
        <table:table-row table:style-name="ro1">
          <table:covered-table-cell table:style-name="ce96"/>
          <table:table-cell table:style-name="ce30" office:value-type="float" office:value="2011" calcext:value-type="float">
            <text:p>2011</text:p>
          </table:table-cell>
          <table:table-cell table:formula="of:=[.$C$6]*(1+RAND()/10)" office:value-type="float" office:value="104.644496234432" calcext:value-type="float">
            <text:p>104,6</text:p>
          </table:table-cell>
          <table:table-cell table:formula="of:=[.$C$6]*(1+RAND()/10)" office:value-type="float" office:value="103.197210812335" calcext:value-type="float">
            <text:p>103,2</text:p>
          </table:table-cell>
          <table:table-cell table:formula="of:=[.$C$6]*(1+RAND()/10)" office:value-type="float" office:value="100.841657403638" calcext:value-type="float">
            <text:p>100,8</text:p>
          </table:table-cell>
          <table:table-cell table:formula="of:=[.$C$6]*(1+RAND()/10)" office:value-type="float" office:value="108.644395909845" calcext:value-type="float">
            <text:p>108,6</text:p>
          </table:table-cell>
          <table:table-cell table:formula="of:=[.$C$6]*(1+RAND()/10)" office:value-type="float" office:value="105.584443858428" calcext:value-type="float">
            <text:p>105,6</text:p>
          </table:table-cell>
          <table:table-cell table:formula="of:=[.$C$6]*(1+RAND()/10)" office:value-type="float" office:value="102.971980099765" calcext:value-type="float">
            <text:p>103,0</text:p>
          </table:table-cell>
          <table:table-cell table:number-columns-repeated="6"/>
          <table:table-cell table:style-name="ce30" office:value-type="float" office:value="2014" calcext:value-type="float">
            <text:p>201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table:formula="of:=[.P10]+[.Q5]" office:value-type="float" office:value="1300" calcext:value-type="float">
            <text:p>1300</text:p>
          </table:table-cell>
          <table:table-cell table:style-name="ce30" table:formula="of:=[.Q10]+[.R5]" office:value-type="float" office:value="1400" calcext:value-type="float">
            <text:p>1400</text:p>
          </table:table-cell>
          <table:table-cell table:formula="of:=[.R10]" office:value-type="float" office:value="1400" calcext:value-type="float">
            <text:p>1400</text:p>
          </table:table-cell>
        </table:table-row>
        <table:table-row table:style-name="ro1">
          <table:covered-table-cell table:style-name="ce31"/>
          <table:table-cell table:style-name="ce30" office:value-type="float" office:value="2012" calcext:value-type="float">
            <text:p>2012</text:p>
          </table:table-cell>
          <table:table-cell table:formula="of:=[.$C$6]*(1+RAND()/10)" office:value-type="float" office:value="103.464962912475" calcext:value-type="float">
            <text:p>103,5</text:p>
          </table:table-cell>
          <table:table-cell table:formula="of:=[.$C$6]*(1+RAND()/10)" office:value-type="float" office:value="106.812885773036" calcext:value-type="float">
            <text:p>106,8</text:p>
          </table:table-cell>
          <table:table-cell table:formula="of:=[.$C$6]*(1+RAND()/10)" office:value-type="float" office:value="105.038734556225" calcext:value-type="float">
            <text:p>105,0</text:p>
          </table:table-cell>
          <table:table-cell table:formula="of:=[.$C$6]*(1+RAND()/10)" office:value-type="float" office:value="100.981457135012" calcext:value-type="float">
            <text:p>101,0</text:p>
          </table:table-cell>
          <table:table-cell table:formula="of:=[.$C$6]*(1+RAND()/10)" office:value-type="float" office:value="100.424854340245" calcext:value-type="float">
            <text:p>100,4</text:p>
          </table:table-cell>
          <table:table-cell table:number-columns-repeated="7"/>
          <table:table-cell table:style-name="ce30" office:value-type="float" office:value="2015" calcext:value-type="float">
            <text:p>2015</text:p>
          </table:table-cell>
          <table:table-cell table:style-name="ce30" office:value-type="float" office:value="1200" calcext:value-type="float">
            <text:p>1200</text:p>
          </table:table-cell>
          <table:table-cell table:style-name="ce30" table:formula="of:=[.P11]+[.Q6]" office:value-type="float" office:value="1300" calcext:value-type="float">
            <text:p>1300</text:p>
          </table:table-cell>
          <table:table-cell table:style-name="ce30"/>
          <table:table-cell table:formula="of:=[.Q11]" office:value-type="float" office:value="1300" calcext:value-type="float">
            <text:p>1300</text:p>
          </table:table-cell>
        </table:table-row>
        <table:table-row table:style-name="ro1">
          <table:covered-table-cell table:style-name="ce96"/>
          <table:table-cell table:style-name="ce30" office:value-type="float" office:value="2013" calcext:value-type="float">
            <text:p>2013</text:p>
          </table:table-cell>
          <table:table-cell table:formula="of:=[.$C$6]*(1+RAND()/10)" office:value-type="float" office:value="102.022561057899" calcext:value-type="float">
            <text:p>102,0</text:p>
          </table:table-cell>
          <table:table-cell table:formula="of:=[.$C$6]*(1+RAND()/10)" office:value-type="float" office:value="109.014453026918" calcext:value-type="float">
            <text:p>109,0</text:p>
          </table:table-cell>
          <table:table-cell table:formula="of:=[.$C$6]*(1+RAND()/10)" office:value-type="float" office:value="101.466747864856" calcext:value-type="float">
            <text:p>101,5</text:p>
          </table:table-cell>
          <table:table-cell table:formula="of:=[.$C$6]*(1+RAND()/10)" office:value-type="float" office:value="106.342856542861" calcext:value-type="float">
            <text:p>106,3</text:p>
          </table:table-cell>
          <table:table-cell table:number-columns-repeated="8"/>
          <table:table-cell table:style-name="ce30" office:value-type="float" office:value="2016" calcext:value-type="float">
            <text:p>2016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table:number-columns-repeated="2"/>
          <table:table-cell table:formula="of:=[.P12]" office:value-type="float" office:value="1100" calcext:value-type="float">
            <text:p>1100</text:p>
          </table:table-cell>
        </table:table-row>
        <table:table-row table:style-name="ro1">
          <table:covered-table-cell table:style-name="ce96"/>
          <table:table-cell table:style-name="ce30" office:value-type="float" office:value="2014" calcext:value-type="float">
            <text:p>2014</text:p>
          </table:table-cell>
          <table:table-cell table:formula="of:=[.$C$6]*(1+RAND()/10)" office:value-type="float" office:value="102.996251897908" calcext:value-type="float">
            <text:p>103,0</text:p>
          </table:table-cell>
          <table:table-cell table:formula="of:=[.$C$6]*(1+RAND()/10)" office:value-type="float" office:value="102.116168432502" calcext:value-type="float">
            <text:p>102,1</text:p>
          </table:table-cell>
          <table:table-cell table:formula="of:=[.$C$6]*(1+RAND()/10)" office:value-type="float" office:value="103.921695239861" calcext:value-type="float">
            <text:p>103,9</text:p>
          </table:table-cell>
          <table:table-cell table:number-columns-repeated="12"/>
          <table:table-cell office:value-type="string" calcext:value-type="string">
            <text:p>total paid out</text:p>
          </table:table-cell>
          <table:table-cell table:formula="of:=SUM([.S10:.S12])" office:value-type="float" office:value="3800" calcext:value-type="float">
            <text:p>3800</text:p>
          </table:table-cell>
        </table:table-row>
        <table:table-row table:style-name="ro1">
          <table:covered-table-cell table:style-name="ce96"/>
          <table:table-cell table:style-name="ce30" office:value-type="float" office:value="2015" calcext:value-type="float">
            <text:p>2015</text:p>
          </table:table-cell>
          <table:table-cell table:formula="of:=[.$C$6]*(1+RAND()/10)" office:value-type="float" office:value="107.884269273761" calcext:value-type="float">
            <text:p>107,9</text:p>
          </table:table-cell>
          <table:table-cell table:formula="of:=[.$C$6]*(1+RAND()/10)" office:value-type="float" office:value="105.476957474787" calcext:value-type="float">
            <text:p>105,5</text:p>
          </table:table-cell>
          <table:table-cell table:number-columns-repeated="11"/>
          <table:table-cell table:style-name="ce30"/>
          <table:table-cell table:style-name="ce30" office:value-type="string" calcext:value-type="string">
            <text:p>12-24</text:p>
          </table:table-cell>
          <table:table-cell table:style-name="ce30" office:value-type="string" calcext:value-type="string">
            <text:p>24-36</text:p>
          </table:table-cell>
          <table:table-cell/>
        </table:table-row>
        <table:table-row table:style-name="ro1">
          <table:covered-table-cell table:style-name="ce96"/>
          <table:table-cell table:style-name="ce30" office:value-type="float" office:value="2016" calcext:value-type="float">
            <text:p>2016</text:p>
          </table:table-cell>
          <table:table-cell table:formula="of:=[.$C$6]*(1+RAND()/10)" office:value-type="float" office:value="105.75830831801" calcext:value-type="float">
            <text:p>105,8</text:p>
          </table:table-cell>
          <table:table-cell table:number-columns-repeated="12"/>
          <table:table-cell table:style-name="ce30" office:value-type="float" office:value="2014" calcext:value-type="float">
            <text:p>2014</text:p>
          </table:table-cell>
          <table:table-cell table:style-name="ce30" table:formula="of:=[.Q10]/[.P10]" office:value-type="float" office:value="1.3" calcext:value-type="float">
            <text:p>1,3</text:p>
          </table:table-cell>
          <table:table-cell table:style-name="ce30" table:formula="of:=[.R10]/[.Q10]" office:value-type="float" office:value="1.07692307692308" calcext:value-type="float">
            <text:p>1,0769230769230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2"/>
          <table:table-cell table:style-name="ce30" office:value-type="float" office:value="2015" calcext:value-type="float">
            <text:p>2015</text:p>
          </table:table-cell>
          <table:table-cell table:style-name="ce30" table:formula="of:=[.Q11]/[.P11]" office:value-type="float" office:value="1.08333333333333" calcext:value-type="float">
            <text:p>1,08333333333333</text:p>
          </table:table-cell>
          <table:table-cell table:style-name="ce30"/>
          <table:table-cell/>
        </table:table-row>
        <table:table-row table:style-name="ro1">
          <table:table-cell table:style-name="ce95" office:value-type="string" calcext:value-type="string" table:number-columns-spanned="2" table:number-rows-spanned="2">
            <text:p>Paid Loss Accumulated</text:p>
          </table:table-cell>
          <table:covered-table-cell table:style-name="ce96"/>
          <table:table-cell table:style-name="ce95" office:value-type="string" calcext:value-type="string" table:number-columns-spanned="5" table:number-rows-spanned="1">
            <text:p>Development period</text:p>
          </table:table-cell>
          <table:covered-table-cell table:number-columns-repeated="4" table:style-name="ce96"/>
          <table:table-cell table:style-name="Default" table:number-columns-repeated="6"/>
          <table:table-cell table:number-columns-repeated="2"/>
          <table:table-cell table:style-name="ce30" office:value-type="float" office:value="2016" calcext:value-type="float">
            <text:p>2016</text:p>
          </table:table-cell>
          <table:table-cell table:style-name="ce30" table:number-columns-repeated="2"/>
          <table:table-cell/>
        </table:table-row>
        <table:table-row table:style-name="ro1">
          <table:covered-table-cell table:number-columns-repeated="2" table:style-name="ce96"/>
          <table:table-cell table:style-name="ce30" office:value-type="string" calcext:value-type="string">
            <text:p>12m</text:p>
          </table:table-cell>
          <table:table-cell table:style-name="ce30" office:value-type="string" calcext:value-type="string">
            <text:p>24m</text:p>
          </table:table-cell>
          <table:table-cell table:style-name="ce30" office:value-type="string" calcext:value-type="string">
            <text:p>36m</text:p>
          </table:table-cell>
          <table:table-cell table:style-name="ce30" office:value-type="string" calcext:value-type="string">
            <text:p>48m</text:p>
          </table:table-cell>
          <table:table-cell table:style-name="ce30" office:value-type="string" calcext:value-type="string">
            <text:p>60m</text:p>
          </table:table-cell>
          <table:table-cell table:style-name="ce30" office:value-type="string" calcext:value-type="string">
            <text:p>72m</text:p>
          </table:table-cell>
          <table:table-cell table:style-name="ce30" office:value-type="string" calcext:value-type="string">
            <text:p>84m</text:p>
          </table:table-cell>
          <table:table-cell table:style-name="ce30" office:value-type="string" calcext:value-type="string">
            <text:p>96m</text:p>
          </table:table-cell>
          <table:table-cell table:style-name="ce30" office:value-type="string" calcext:value-type="string">
            <text:p>108m</text:p>
          </table:table-cell>
          <table:table-cell table:style-name="ce30" office:value-type="string" calcext:value-type="string">
            <text:p>120m</text:p>
          </table:table-cell>
          <table:table-cell table:style-name="Default" office:value-type="string" calcext:value-type="string">
            <text:p>Latest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 table:number-columns-spanned="1" table:number-rows-spanned="10">
            <text:p>Loss Date</text:p>
          </table:table-cell>
          <table:table-cell table:style-name="ce30" office:value-type="float" office:value="2007" calcext:value-type="float">
            <text:p>2007</text:p>
          </table:table-cell>
          <table:table-cell table:formula="of:=[.C6]" office:value-type="float" office:value="100" calcext:value-type="float">
            <text:p>100,0</text:p>
          </table:table-cell>
          <table:table-cell table:formula="of:=[.C19]+[.D6]" office:value-type="float" office:value="202.845688203652" calcext:value-type="float">
            <text:p>202,8</text:p>
          </table:table-cell>
          <table:table-cell table:formula="of:=[.D19]+[.E6]" office:value-type="float" office:value="306.251249865631" calcext:value-type="float">
            <text:p>306,3</text:p>
          </table:table-cell>
          <table:table-cell table:formula="of:=[.E19]+[.F6]" office:value-type="float" office:value="409.816649597688" calcext:value-type="float">
            <text:p>409,8</text:p>
          </table:table-cell>
          <table:table-cell table:formula="of:=[.F19]+[.G6]" office:value-type="float" office:value="517.733285960639" calcext:value-type="float">
            <text:p>517,7</text:p>
          </table:table-cell>
          <table:table-cell table:formula="of:=[.G19]+[.H6]" office:value-type="float" office:value="625.998191431408" calcext:value-type="float">
            <text:p>626,0</text:p>
          </table:table-cell>
          <table:table-cell table:formula="of:=[.H19]+[.I6]" office:value-type="float" office:value="726.362974902279" calcext:value-type="float">
            <text:p>726,4</text:p>
          </table:table-cell>
          <table:table-cell table:formula="of:=[.I19]+[.J6]" office:value-type="float" office:value="830.979962794716" calcext:value-type="float">
            <text:p>831,0</text:p>
          </table:table-cell>
          <table:table-cell table:formula="of:=[.J19]+[.K6]" office:value-type="float" office:value="939.632084739423" calcext:value-type="float">
            <text:p>939,6</text:p>
          </table:table-cell>
          <table:table-cell table:formula="of:=[.K19]+[.L6]" office:value-type="float" office:value="1046.46662779797" calcext:value-type="float">
            <text:p>1046,5</text:p>
          </table:table-cell>
          <table:table-cell table:formula="of:=[.L19]" office:value-type="float" office:value="1046.46662779797" calcext:value-type="float">
            <text:p>1046,5</text:p>
          </table:table-cell>
          <table:table-cell table:number-columns-repeated="2"/>
          <table:table-cell office:value-type="string" calcext:value-type="string">
            <text:p>df</text:p>
          </table:table-cell>
          <table:table-cell table:formula="of:=AVERAGE([.Q15:.Q16])" office:value-type="float" office:value="1.19166666666667" calcext:value-type="float">
            <text:p>1,19166666666667</text:p>
          </table:table-cell>
          <table:table-cell table:formula="of:=AVERAGE([.R15:.R16])" office:value-type="float" office:value="1.07692307692308" calcext:value-type="float">
            <text:p>1,07692307692308</text:p>
          </table:table-cell>
          <table:table-cell/>
        </table:table-row>
        <table:table-row table:style-name="ro1">
          <table:covered-table-cell table:style-name="ce96"/>
          <table:table-cell table:style-name="ce30" office:value-type="float" office:value="2008" calcext:value-type="float">
            <text:p>2008</text:p>
          </table:table-cell>
          <table:table-cell table:formula="of:=[.C7]" office:value-type="float" office:value="101.586362090724" calcext:value-type="float">
            <text:p>101,6</text:p>
          </table:table-cell>
          <table:table-cell table:formula="of:=[.C20]+[.D7]" office:value-type="float" office:value="203.762290372464" calcext:value-type="float">
            <text:p>203,8</text:p>
          </table:table-cell>
          <table:table-cell table:formula="of:=[.D20]+[.E7]" office:value-type="float" office:value="312.976261951169" calcext:value-type="float">
            <text:p>313,0</text:p>
          </table:table-cell>
          <table:table-cell table:formula="of:=[.E20]+[.F7]" office:value-type="float" office:value="419.264485740859" calcext:value-type="float">
            <text:p>419,3</text:p>
          </table:table-cell>
          <table:table-cell table:formula="of:=[.F20]+[.G7]" office:value-type="float" office:value="523.899459387701" calcext:value-type="float">
            <text:p>523,9</text:p>
          </table:table-cell>
          <table:table-cell table:formula="of:=[.G20]+[.H7]" office:value-type="float" office:value="626.79829057318" calcext:value-type="float">
            <text:p>626,8</text:p>
          </table:table-cell>
          <table:table-cell table:formula="of:=[.H20]+[.I7]" office:value-type="float" office:value="732.019274634698" calcext:value-type="float">
            <text:p>732,0</text:p>
          </table:table-cell>
          <table:table-cell table:formula="of:=[.I20]+[.J7]" office:value-type="float" office:value="841.066660607865" calcext:value-type="float">
            <text:p>841,1</text:p>
          </table:table-cell>
          <table:table-cell table:formula="of:=[.J20]+[.K7]" office:value-type="float" office:value="943.762752118965" calcext:value-type="float">
            <text:p>943,8</text:p>
          </table:table-cell>
          <table:table-cell/>
          <table:table-cell table:formula="of:=[.K20]" office:value-type="float" office:value="943.762752118965" calcext:value-type="float">
            <text:p>943,8</text:p>
          </table:table-cell>
          <table:table-cell table:number-columns-repeated="6"/>
        </table:table-row>
        <table:table-row table:style-name="ro1">
          <table:covered-table-cell table:style-name="ce96"/>
          <table:table-cell table:style-name="ce30" office:value-type="float" office:value="2009" calcext:value-type="float">
            <text:p>2009</text:p>
          </table:table-cell>
          <table:table-cell table:formula="of:=[.C8]" office:value-type="float" office:value="101.595323741873" calcext:value-type="float">
            <text:p>101,6</text:p>
          </table:table-cell>
          <table:table-cell table:formula="of:=[.C21]+[.D8]" office:value-type="float" office:value="208.382771157354" calcext:value-type="float">
            <text:p>208,4</text:p>
          </table:table-cell>
          <table:table-cell table:formula="of:=[.D21]+[.E8]" office:value-type="float" office:value="317.961846571427" calcext:value-type="float">
            <text:p>318,0</text:p>
          </table:table-cell>
          <table:table-cell table:formula="of:=[.E21]+[.F8]" office:value-type="float" office:value="427.783301046303" calcext:value-type="float">
            <text:p>427,8</text:p>
          </table:table-cell>
          <table:table-cell table:formula="of:=[.F21]+[.G8]" office:value-type="float" office:value="536.271877626414" calcext:value-type="float">
            <text:p>536,3</text:p>
          </table:table-cell>
          <table:table-cell table:formula="of:=[.G21]+[.H8]" office:value-type="float" office:value="642.683539180705" calcext:value-type="float">
            <text:p>642,7</text:p>
          </table:table-cell>
          <table:table-cell table:formula="of:=[.H21]+[.I8]" office:value-type="float" office:value="751.117703086394" calcext:value-type="float">
            <text:p>751,1</text:p>
          </table:table-cell>
          <table:table-cell table:formula="of:=[.I21]+[.J8]" office:value-type="float" office:value="856.247473202611" calcext:value-type="float">
            <text:p>856,2</text:p>
          </table:table-cell>
          <table:table-cell table:number-columns-repeated="2"/>
          <table:table-cell table:formula="of:=[.J21]" office:value-type="float" office:value="856.247473202611" calcext:value-type="float">
            <text:p>856,2</text:p>
          </table:table-cell>
          <table:table-cell/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6" calcext:value-type="float">
            <text:p>36</text:p>
          </table:table-cell>
          <table:table-cell office:value-type="string" calcext:value-type="string">
            <text:p>last</text:p>
          </table:table-cell>
        </table:table-row>
        <table:table-row table:style-name="ro1">
          <table:covered-table-cell table:style-name="ce96"/>
          <table:table-cell table:style-name="ce30" office:value-type="float" office:value="2010" calcext:value-type="float">
            <text:p>2010</text:p>
          </table:table-cell>
          <table:table-cell table:formula="of:=[.C9]" office:value-type="float" office:value="102.459000482102" calcext:value-type="float">
            <text:p>102,5</text:p>
          </table:table-cell>
          <table:table-cell table:formula="of:=[.C22]+[.D9]" office:value-type="float" office:value="208.287696702782" calcext:value-type="float">
            <text:p>208,3</text:p>
          </table:table-cell>
          <table:table-cell table:formula="of:=[.D22]+[.E9]" office:value-type="float" office:value="314.438361011453" calcext:value-type="float">
            <text:p>314,4</text:p>
          </table:table-cell>
          <table:table-cell table:formula="of:=[.E22]+[.F9]" office:value-type="float" office:value="423.673428038312" calcext:value-type="float">
            <text:p>423,7</text:p>
          </table:table-cell>
          <table:table-cell table:formula="of:=[.F22]+[.G9]" office:value-type="float" office:value="525.07018874112" calcext:value-type="float">
            <text:p>525,1</text:p>
          </table:table-cell>
          <table:table-cell table:formula="of:=[.G22]+[.H9]" office:value-type="float" office:value="630.942625550614" calcext:value-type="float">
            <text:p>630,9</text:p>
          </table:table-cell>
          <table:table-cell table:formula="of:=[.H22]+[.I9]" office:value-type="float" office:value="731.020773501791" calcext:value-type="float">
            <text:p>731,0</text:p>
          </table:table-cell>
          <table:table-cell table:number-columns-repeated="3"/>
          <table:table-cell table:formula="of:=[.I22]" office:value-type="float" office:value="731.020773501791" calcext:value-type="float">
            <text:p>731,0</text:p>
          </table:table-cell>
          <table:table-cell/>
          <table:table-cell table:style-name="ce30" office:value-type="float" office:value="2014" calcext:value-type="float">
            <text:p>2014</text:p>
          </table:table-cell>
          <table:table-cell table:style-name="ce30" table:formula="of:=[.P10]" office:value-type="float" office:value="1000" calcext:value-type="float">
            <text:p>1000</text:p>
          </table:table-cell>
          <table:table-cell table:style-name="ce30" table:formula="of:=[.Q10]" office:value-type="float" office:value="1300" calcext:value-type="float">
            <text:p>1300</text:p>
          </table:table-cell>
          <table:table-cell table:style-name="ce30" table:formula="of:=[.R10]" office:value-type="float" office:value="1400" calcext:value-type="float">
            <text:p>1400</text:p>
          </table:table-cell>
          <table:table-cell table:style-name="ce108" table:formula="of:=[.R22]" office:value-type="float" office:value="1400" calcext:value-type="float">
            <text:p>1400</text:p>
          </table:table-cell>
        </table:table-row>
        <table:table-row table:style-name="ro1">
          <table:covered-table-cell table:style-name="ce96"/>
          <table:table-cell table:style-name="ce30" office:value-type="float" office:value="2011" calcext:value-type="float">
            <text:p>2011</text:p>
          </table:table-cell>
          <table:table-cell table:formula="of:=[.C10]" office:value-type="float" office:value="104.644496234432" calcext:value-type="float">
            <text:p>104,6</text:p>
          </table:table-cell>
          <table:table-cell table:formula="of:=[.C23]+[.D10]" office:value-type="float" office:value="207.841707046767" calcext:value-type="float">
            <text:p>207,8</text:p>
          </table:table-cell>
          <table:table-cell table:formula="of:=[.D23]+[.E10]" office:value-type="float" office:value="308.683364450405" calcext:value-type="float">
            <text:p>308,7</text:p>
          </table:table-cell>
          <table:table-cell table:formula="of:=[.E23]+[.F10]" office:value-type="float" office:value="417.32776036025" calcext:value-type="float">
            <text:p>417,3</text:p>
          </table:table-cell>
          <table:table-cell table:formula="of:=[.F23]+[.G10]" office:value-type="float" office:value="522.912204218678" calcext:value-type="float">
            <text:p>522,9</text:p>
          </table:table-cell>
          <table:table-cell table:formula="of:=[.G23]+[.H10]" office:value-type="float" office:value="625.884184318443" calcext:value-type="float">
            <text:p>625,9</text:p>
          </table:table-cell>
          <table:table-cell table:number-columns-repeated="4"/>
          <table:table-cell table:formula="of:=[.H23]" office:value-type="float" office:value="625.884184318443" calcext:value-type="float">
            <text:p>625,9</text:p>
          </table:table-cell>
          <table:table-cell/>
          <table:table-cell table:style-name="ce30" office:value-type="float" office:value="2015" calcext:value-type="float">
            <text:p>2015</text:p>
          </table:table-cell>
          <table:table-cell table:style-name="ce30" table:formula="of:=[.P11]" office:value-type="float" office:value="1200" calcext:value-type="float">
            <text:p>1200</text:p>
          </table:table-cell>
          <table:table-cell table:style-name="ce30" table:formula="of:=[.Q11]" office:value-type="float" office:value="1300" calcext:value-type="float">
            <text:p>1300</text:p>
          </table:table-cell>
          <table:table-cell table:style-name="ce107" table:formula="of:=[.Q23]*[.R19]" office:value-type="float" office:value="1400" calcext:value-type="float">
            <text:p>1400</text:p>
          </table:table-cell>
          <table:table-cell table:style-name="ce108" table:formula="of:=[.R23]" office:value-type="float" office:value="1400" calcext:value-type="float">
            <text:p>1400</text:p>
          </table:table-cell>
        </table:table-row>
        <table:table-row table:style-name="ro2">
          <table:covered-table-cell table:style-name="ce31" office:value-type="string" calcext:value-type="string">
            <text:p>Loss Date</text:p>
          </table:covered-table-cell>
          <table:table-cell table:style-name="ce30" office:value-type="float" office:value="2012" calcext:value-type="float">
            <text:p>2012</text:p>
          </table:table-cell>
          <table:table-cell table:formula="of:=[.C11]" office:value-type="float" office:value="103.464962912475" calcext:value-type="float">
            <text:p>103,5</text:p>
          </table:table-cell>
          <table:table-cell table:formula="of:=[.C24]+[.D11]" office:value-type="float" office:value="210.277848685511" calcext:value-type="float">
            <text:p>210,3</text:p>
          </table:table-cell>
          <table:table-cell table:formula="of:=[.E11]+[.D24]" office:value-type="float" office:value="315.316583241736" calcext:value-type="float">
            <text:p>315,3</text:p>
          </table:table-cell>
          <table:table-cell table:formula="of:=[.F11]+[.E24]" office:value-type="float" office:value="416.298040376748" calcext:value-type="float">
            <text:p>416,3</text:p>
          </table:table-cell>
          <table:table-cell table:formula="of:=[.G11]+[.F24]" office:value-type="float" office:value="516.722894716992" calcext:value-type="float">
            <text:p>516,7</text:p>
          </table:table-cell>
          <table:table-cell table:number-columns-repeated="5"/>
          <table:table-cell table:formula="of:=[.G24]" office:value-type="float" office:value="516.722894716992" calcext:value-type="float">
            <text:p>516,7</text:p>
          </table:table-cell>
          <table:table-cell/>
          <table:table-cell table:style-name="ce30" office:value-type="float" office:value="2016" calcext:value-type="float">
            <text:p>2016</text:p>
          </table:table-cell>
          <table:table-cell table:style-name="ce30" table:formula="of:=[.P12]" office:value-type="float" office:value="1100" calcext:value-type="float">
            <text:p>1100</text:p>
          </table:table-cell>
          <table:table-cell table:style-name="ce30" table:formula="of:=[.P24]*[.Q19]" office:value-type="float" office:value="1310.83333333333" calcext:value-type="float">
            <text:p>1310,83333333333</text:p>
          </table:table-cell>
          <table:table-cell table:style-name="ce30" table:formula="of:=[.Q24]*[.R19]" office:value-type="float" office:value="1411.66666666667" calcext:value-type="float">
            <text:p>1411,66666666667</text:p>
          </table:table-cell>
          <table:table-cell table:style-name="ce108" table:formula="of:=[.R24]" office:value-type="float" office:value="1411.66666666667" calcext:value-type="float">
            <text:p>1412</text:p>
          </table:table-cell>
        </table:table-row>
        <table:table-row table:style-name="ro1">
          <table:covered-table-cell table:style-name="ce96"/>
          <table:table-cell table:style-name="ce30" office:value-type="float" office:value="2013" calcext:value-type="float">
            <text:p>2013</text:p>
          </table:table-cell>
          <table:table-cell table:formula="of:=[.C12]" office:value-type="float" office:value="102.022561057899" calcext:value-type="float">
            <text:p>102,0</text:p>
          </table:table-cell>
          <table:table-cell table:formula="of:=[.C25]+[.D12]" office:value-type="float" office:value="211.037014084816" calcext:value-type="float">
            <text:p>211,0</text:p>
          </table:table-cell>
          <table:table-cell table:formula="of:=[.E12]+[.D25]" office:value-type="float" office:value="312.503761949672" calcext:value-type="float">
            <text:p>312,5</text:p>
          </table:table-cell>
          <table:table-cell table:formula="of:=[.F12]+[.E25]" office:value-type="float" office:value="418.846618492533" calcext:value-type="float">
            <text:p>418,8</text:p>
          </table:table-cell>
          <table:table-cell table:number-columns-repeated="6"/>
          <table:table-cell table:formula="of:=[.F25]" office:value-type="float" office:value="418.846618492533" calcext:value-type="float">
            <text:p>418,8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style-name="ce108" table:formula="of:=SUM([.S22:.S24])" office:value-type="float" office:value="4211.66666666667" calcext:value-type="float">
            <text:p>4212</text:p>
          </table:table-cell>
        </table:table-row>
        <table:table-row table:style-name="ro1">
          <table:covered-table-cell table:style-name="ce96"/>
          <table:table-cell table:style-name="ce30" office:value-type="float" office:value="2014" calcext:value-type="float">
            <text:p>2014</text:p>
          </table:table-cell>
          <table:table-cell table:formula="of:=[.C13]" office:value-type="float" office:value="102.996251897908" calcext:value-type="float">
            <text:p>103,0</text:p>
          </table:table-cell>
          <table:table-cell table:formula="of:=[.C26]+[.D13]" office:value-type="float" office:value="205.112420330411" calcext:value-type="float">
            <text:p>205,1</text:p>
          </table:table-cell>
          <table:table-cell table:formula="of:=[.E13]+[.D26]" office:value-type="float" office:value="309.034115570271" calcext:value-type="float">
            <text:p>309,0</text:p>
          </table:table-cell>
          <table:table-cell table:number-columns-repeated="7"/>
          <table:table-cell table:formula="of:=[.E26]" office:value-type="float" office:value="309.034115570271" calcext:value-type="float">
            <text:p>309,0</text:p>
          </table:table-cell>
          <table:table-cell table:number-columns-repeated="4"/>
          <table:table-cell table:formula="of:=[.R13]" office:value-type="string" office:string-value="total paid out" calcext:value-type="string">
            <text:p>total paid out</text:p>
          </table:table-cell>
          <table:table-cell table:style-name="ce108" table:formula="of:=[.S13]" office:value-type="float" office:value="3800" calcext:value-type="float">
            <text:p>3800</text:p>
          </table:table-cell>
        </table:table-row>
        <table:table-row table:style-name="ro1">
          <table:covered-table-cell table:style-name="ce96"/>
          <table:table-cell table:style-name="ce30" office:value-type="float" office:value="2015" calcext:value-type="float">
            <text:p>2015</text:p>
          </table:table-cell>
          <table:table-cell table:formula="of:=[.C14]" office:value-type="float" office:value="107.884269273761" calcext:value-type="float">
            <text:p>107,9</text:p>
          </table:table-cell>
          <table:table-cell table:formula="of:=[.C27]+[.D14]" office:value-type="float" office:value="213.361226748548" calcext:value-type="float">
            <text:p>213,4</text:p>
          </table:table-cell>
          <table:table-cell table:number-columns-repeated="8"/>
          <table:table-cell table:formula="of:=[.D27]" office:value-type="float" office:value="213.361226748548" calcext:value-type="float">
            <text:p>213,4</text:p>
          </table:table-cell>
          <table:table-cell table:number-columns-repeated="4"/>
          <table:table-cell office:value-type="string" calcext:value-type="string">
            <text:p>IBNR</text:p>
          </table:table-cell>
          <table:table-cell table:style-name="ce108" table:formula="of:=[.S25]-[.S26]" office:value-type="float" office:value="411.666666666666" calcext:value-type="float">
            <text:p>412</text:p>
          </table:table-cell>
        </table:table-row>
        <table:table-row table:style-name="ro1">
          <table:covered-table-cell table:style-name="ce96"/>
          <table:table-cell table:style-name="ce30" office:value-type="float" office:value="2016" calcext:value-type="float">
            <text:p>2016</text:p>
          </table:table-cell>
          <table:table-cell table:formula="of:=[.C15]" office:value-type="float" office:value="105.75830831801" calcext:value-type="float">
            <text:p>105,8</text:p>
          </table:table-cell>
          <table:table-cell table:number-columns-repeated="9"/>
          <table:table-cell table:formula="of:=[.C28]" office:value-type="float" office:value="105.75830831801" calcext:value-type="float">
            <text:p>105,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style-name="Default" office:value-type="string" calcext:value-type="string">
            <text:p>Total (paid)</text:p>
          </table:table-cell>
          <table:table-cell table:formula="of:=SUM([.M19:.M28])" office:value-type="float" office:value="5767.10497478614" calcext:value-type="float">
            <text:p>5767,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0"/>
          <table:table-cell table:number-columns-repeated="7"/>
        </table:table-row>
        <table:table-row table:style-name="ro1">
          <table:table-cell table:style-name="ce32" office:value-type="string" calcext:value-type="string" table:number-columns-spanned="2" table:number-rows-spanned="10">
            <text:p>Development factors</text:p>
          </table:table-cell>
          <table:covered-table-cell/>
          <table:table-cell table:style-name="ce30"/>
          <table:table-cell table:style-name="ce30" office:value-type="string" calcext:value-type="string">
            <text:p>12-24</text:p>
          </table:table-cell>
          <table:table-cell table:style-name="ce30" office:value-type="string" calcext:value-type="string">
            <text:p>24-36</text:p>
          </table:table-cell>
          <table:table-cell table:style-name="ce30" office:value-type="string" calcext:value-type="string">
            <text:p>36-48</text:p>
          </table:table-cell>
          <table:table-cell table:style-name="ce30" office:value-type="string" calcext:value-type="string">
            <text:p>48-60</text:p>
          </table:table-cell>
          <table:table-cell table:style-name="ce30" office:value-type="string" calcext:value-type="string">
            <text:p>60-72</text:p>
          </table:table-cell>
          <table:table-cell table:style-name="ce30" office:value-type="string" calcext:value-type="string">
            <text:p>72-84</text:p>
          </table:table-cell>
          <table:table-cell table:style-name="ce30" office:value-type="string" calcext:value-type="string">
            <text:p>84-96</text:p>
          </table:table-cell>
          <table:table-cell table:style-name="ce30" office:value-type="string" calcext:value-type="string">
            <text:p>96-108</text:p>
          </table:table-cell>
          <table:table-cell table:style-name="ce30" office:value-type="string" calcext:value-type="string">
            <text:p>108-120</text:p>
          </table:table-cell>
          <table:table-cell table:style-name="Default"/>
          <table:table-cell table:number-columns-repeated="6"/>
        </table:table-row>
        <table:table-row table:style-name="ro1">
          <table:covered-table-cell table:number-columns-repeated="2"/>
          <table:table-cell table:style-name="ce30" office:value-type="float" office:value="2008" calcext:value-type="float">
            <text:p>2008</text:p>
          </table:table-cell>
          <table:table-cell table:style-name="ce36" table:formula="of:=[.D19]/[.C19]" office:value-type="float" office:value="2.02845688203652" calcext:value-type="float">
            <text:p>2,03</text:p>
          </table:table-cell>
          <table:table-cell table:style-name="ce36" table:formula="of:=[.E19]/[.D19]" office:value-type="float" office:value="1.50977451173703" calcext:value-type="float">
            <text:p>1,51</text:p>
          </table:table-cell>
          <table:table-cell table:style-name="ce36" table:formula="of:=[.F19]/[.E19]" office:value-type="float" office:value="1.3381713536761" calcext:value-type="float">
            <text:p>1,34</text:p>
          </table:table-cell>
          <table:table-cell table:style-name="ce36" table:formula="of:=[.G19]/[.F19]" office:value-type="float" office:value="1.26332906793536" calcext:value-type="float">
            <text:p>1,26</text:p>
          </table:table-cell>
          <table:table-cell table:style-name="ce36" table:formula="of:=[.H19]/[.G19]" office:value-type="float" office:value="1.20911327976506" calcext:value-type="float">
            <text:p>1,21</text:p>
          </table:table-cell>
          <table:table-cell table:style-name="ce36" table:formula="of:=[.I19]/[.H19]" office:value-type="float" office:value="1.16032759334556" calcext:value-type="float">
            <text:p>1,16</text:p>
          </table:table-cell>
          <table:table-cell table:style-name="ce36" table:formula="of:=[.J19]/[.I19]" office:value-type="float" office:value="1.14402852500365" calcext:value-type="float">
            <text:p>1,14</text:p>
          </table:table-cell>
          <table:table-cell table:style-name="ce36" table:formula="of:=[.K19]/[.J19]" office:value-type="float" office:value="1.130751795241" calcext:value-type="float">
            <text:p>1,13</text:p>
          </table:table-cell>
          <table:table-cell table:style-name="ce36" table:formula="of:=[.L19]/[.K19]" office:value-type="float" office:value="1.11369827062491" calcext:value-type="float">
            <text:p>1,11</text:p>
          </table:table-cell>
          <table:table-cell table:style-name="Default"/>
          <table:table-cell table:number-columns-repeated="6"/>
        </table:table-row>
        <table:table-row table:style-name="ro1">
          <table:covered-table-cell table:number-columns-repeated="2"/>
          <table:table-cell table:style-name="ce30" office:value-type="float" office:value="2009" calcext:value-type="float">
            <text:p>2009</text:p>
          </table:table-cell>
          <table:table-cell table:style-name="ce36" table:formula="of:=[.D20]/[.C20]" office:value-type="float" office:value="2.00580359586546" calcext:value-type="float">
            <text:p>2,01</text:p>
          </table:table-cell>
          <table:table-cell table:style-name="ce36" table:formula="of:=[.E20]/[.D20]" office:value-type="float" office:value="1.53598716121157" calcext:value-type="float">
            <text:p>1,54</text:p>
          </table:table-cell>
          <table:table-cell table:style-name="ce36" table:formula="of:=[.F20]/[.E20]" office:value-type="float" office:value="1.3396047455071" calcext:value-type="float">
            <text:p>1,34</text:p>
          </table:table-cell>
          <table:table-cell table:style-name="ce36" table:formula="of:=[.G20]/[.F20]" office:value-type="float" office:value="1.24956793910638" calcext:value-type="float">
            <text:p>1,25</text:p>
          </table:table-cell>
          <table:table-cell table:style-name="ce36" table:formula="of:=[.H20]/[.G20]" office:value-type="float" office:value="1.19640950060483" calcext:value-type="float">
            <text:p>1,20</text:p>
          </table:table-cell>
          <table:table-cell table:style-name="ce36" table:formula="of:=[.I20]/[.H20]" office:value-type="float" office:value="1.1678705664071" calcext:value-type="float">
            <text:p>1,17</text:p>
          </table:table-cell>
          <table:table-cell table:style-name="ce36" table:formula="of:=[.J20]/[.I20]" office:value-type="float" office:value="1.14896791621721" calcext:value-type="float">
            <text:p>1,15</text:p>
          </table:table-cell>
          <table:table-cell table:style-name="ce36" table:formula="of:=[.K20]/[.J20]" office:value-type="float" office:value="1.12210220226406" calcext:value-type="float">
            <text:p>1,12</text:p>
          </table:table-cell>
          <table:table-cell table:style-name="ce36"/>
          <table:table-cell table:style-name="Default"/>
          <table:table-cell table:number-columns-repeated="6"/>
        </table:table-row>
        <table:table-row table:style-name="ro1">
          <table:covered-table-cell table:number-columns-repeated="2"/>
          <table:table-cell table:style-name="ce30" office:value-type="float" office:value="2010" calcext:value-type="float">
            <text:p>2010</text:p>
          </table:table-cell>
          <table:table-cell table:style-name="ce36" table:formula="of:=[.D21]/[.C21]" office:value-type="float" office:value="2.05110593167458" calcext:value-type="float">
            <text:p>2,05</text:p>
          </table:table-cell>
          <table:table-cell table:style-name="ce36" table:formula="of:=[.E21]/[.D21]" office:value-type="float" office:value="1.52585477583138" calcext:value-type="float">
            <text:p>1,53</text:p>
          </table:table-cell>
          <table:table-cell table:style-name="ce36" table:formula="of:=[.F21]/[.E21]" office:value-type="float" office:value="1.34539192566365" calcext:value-type="float">
            <text:p>1,35</text:p>
          </table:table-cell>
          <table:table-cell table:style-name="ce36" table:formula="of:=[.G21]/[.F21]" office:value-type="float" office:value="1.25360638508974" calcext:value-type="float">
            <text:p>1,25</text:p>
          </table:table-cell>
          <table:table-cell table:style-name="ce36" table:formula="of:=[.H21]/[.G21]" office:value-type="float" office:value="1.19842856952574" calcext:value-type="float">
            <text:p>1,20</text:p>
          </table:table-cell>
          <table:table-cell table:style-name="ce36" table:formula="of:=[.I21]/[.H21]" office:value-type="float" office:value="1.16872092919001" calcext:value-type="float">
            <text:p>1,17</text:p>
          </table:table-cell>
          <table:table-cell table:style-name="ce36" table:formula="of:=[.J21]/[.I21]" office:value-type="float" office:value="1.13996444190336" calcext:value-type="float">
            <text:p>1,14</text:p>
          </table:table-cell>
          <table:table-cell table:style-name="ce36" table:number-columns-repeated="2"/>
          <table:table-cell table:style-name="Default"/>
          <table:table-cell table:number-columns-repeated="6"/>
        </table:table-row>
        <table:table-row table:style-name="ro1">
          <table:covered-table-cell table:number-columns-repeated="2"/>
          <table:table-cell table:style-name="ce30" office:value-type="float" office:value="2011" calcext:value-type="float">
            <text:p>2011</text:p>
          </table:table-cell>
          <table:table-cell table:style-name="ce36" table:formula="of:=[.D22]/[.C22]" office:value-type="float" office:value="2.03288823551589" calcext:value-type="float">
            <text:p>2,03</text:p>
          </table:table-cell>
          <table:table-cell table:style-name="ce36" table:formula="of:=[.E22]/[.D22]" office:value-type="float" office:value="1.50963482715997" calcext:value-type="float">
            <text:p>1,51</text:p>
          </table:table-cell>
          <table:table-cell table:style-name="ce36" table:formula="of:=[.F22]/[.E22]" office:value-type="float" office:value="1.34739739348431" calcext:value-type="float">
            <text:p>1,35</text:p>
          </table:table-cell>
          <table:table-cell table:style-name="ce36" table:formula="of:=[.G22]/[.F22]" office:value-type="float" office:value="1.23932763773337" calcext:value-type="float">
            <text:p>1,24</text:p>
          </table:table-cell>
          <table:table-cell table:style-name="ce36" table:formula="of:=[.H22]/[.G22]" office:value-type="float" office:value="1.20163482726629" calcext:value-type="float">
            <text:p>1,20</text:p>
          </table:table-cell>
          <table:table-cell table:style-name="ce36" table:formula="of:=[.I22]/[.H22]" office:value-type="float" office:value="1.15861687560551" calcext:value-type="float">
            <text:p>1,16</text:p>
          </table:table-cell>
          <table:table-cell table:style-name="ce36" table:number-columns-repeated="3"/>
          <table:table-cell table:style-name="Default"/>
          <table:table-cell table:number-columns-repeated="6"/>
        </table:table-row>
        <table:table-row table:style-name="ro1">
          <table:covered-table-cell table:number-columns-repeated="2"/>
          <table:table-cell table:style-name="ce30" office:value-type="float" office:value="2012" calcext:value-type="float">
            <text:p>2012</text:p>
          </table:table-cell>
          <table:table-cell table:style-name="ce36" table:formula="of:=[.D23]/[.C23]" office:value-type="float" office:value="1.9861695027051" calcext:value-type="float">
            <text:p>1,99</text:p>
          </table:table-cell>
          <table:table-cell table:style-name="ce36" table:formula="of:=[.E23]/[.D23]" office:value-type="float" office:value="1.48518489785569" calcext:value-type="float">
            <text:p>1,49</text:p>
          </table:table-cell>
          <table:table-cell table:style-name="ce36" table:formula="of:=[.F23]/[.E23]" office:value-type="float" office:value="1.3519606445371" calcext:value-type="float">
            <text:p>1,35</text:p>
          </table:table-cell>
          <table:table-cell table:style-name="ce36" table:formula="of:=[.G23]/[.F23]" office:value-type="float" office:value="1.25300124719066" calcext:value-type="float">
            <text:p>1,25</text:p>
          </table:table-cell>
          <table:table-cell table:style-name="ce36" table:formula="of:=[.H23]/[.G23]" office:value-type="float" office:value="1.19692020815162" calcext:value-type="float">
            <text:p>1,20</text:p>
          </table:table-cell>
          <table:table-cell table:style-name="ce36" table:number-columns-repeated="4"/>
          <table:table-cell table:style-name="Default"/>
          <table:table-cell table:number-columns-repeated="6"/>
        </table:table-row>
        <table:table-row table:style-name="ro1">
          <table:covered-table-cell table:number-columns-repeated="2"/>
          <table:table-cell table:style-name="ce30" office:value-type="float" office:value="2013" calcext:value-type="float">
            <text:p>2013</text:p>
          </table:table-cell>
          <table:table-cell table:style-name="ce36" table:formula="of:=[.D24]/[.C24]" office:value-type="float" office:value="2.03235803470391" calcext:value-type="float">
            <text:p>2,03</text:p>
          </table:table-cell>
          <table:table-cell table:style-name="ce36" table:formula="of:=[.E24]/[.D24]" office:value-type="float" office:value="1.49952353618245" calcext:value-type="float">
            <text:p>1,50</text:p>
          </table:table-cell>
          <table:table-cell table:style-name="ce36" table:formula="of:=[.F24]/[.E24]" office:value-type="float" office:value="1.32025419055615" calcext:value-type="float">
            <text:p>1,32</text:p>
          </table:table-cell>
          <table:table-cell table:style-name="ce36" table:formula="of:=[.G24]/[.F24]" office:value-type="float" office:value="1.24123307006048" calcext:value-type="float">
            <text:p>1,24</text:p>
          </table:table-cell>
          <table:table-cell table:style-name="ce36" table:number-columns-repeated="5"/>
          <table:table-cell table:style-name="Default"/>
          <table:table-cell table:number-columns-repeated="6"/>
        </table:table-row>
        <table:table-row table:style-name="ro1">
          <table:covered-table-cell table:number-columns-repeated="2"/>
          <table:table-cell table:style-name="ce30" office:value-type="float" office:value="2014" calcext:value-type="float">
            <text:p>2014</text:p>
          </table:table-cell>
          <table:table-cell table:style-name="ce36" table:formula="of:=[.D25]/[.C25]" office:value-type="float" office:value="2.06853280192654" calcext:value-type="float">
            <text:p>2,07</text:p>
          </table:table-cell>
          <table:table-cell table:style-name="ce36" table:formula="of:=[.E25]/[.D25]" office:value-type="float" office:value="1.48080071784979" calcext:value-type="float">
            <text:p>1,48</text:p>
          </table:table-cell>
          <table:table-cell table:style-name="ce36" table:formula="of:=[.F25]/[.E25]" office:value-type="float" office:value="1.34029304440817" calcext:value-type="float">
            <text:p>1,34</text:p>
          </table:table-cell>
          <table:table-cell table:style-name="ce36" table:number-columns-repeated="6"/>
          <table:table-cell table:style-name="Default"/>
          <table:table-cell table:number-columns-repeated="6"/>
        </table:table-row>
        <table:table-row table:style-name="ro1">
          <table:covered-table-cell table:number-columns-repeated="2"/>
          <table:table-cell table:style-name="ce30" office:value-type="float" office:value="2015" calcext:value-type="float">
            <text:p>2015</text:p>
          </table:table-cell>
          <table:table-cell table:style-name="ce36" table:formula="of:=[.D26]/[.C26]" office:value-type="float" office:value="1.99145518939584" calcext:value-type="float">
            <text:p>1,99</text:p>
          </table:table-cell>
          <table:table-cell table:style-name="ce36" table:formula="of:=[.E26]/[.D26]" office:value-type="float" office:value="1.50665725202041" calcext:value-type="float">
            <text:p>1,51</text:p>
          </table:table-cell>
          <table:table-cell table:style-name="ce36" table:number-columns-repeated="7"/>
          <table:table-cell table:style-name="Default"/>
          <table:table-cell table:number-columns-repeated="6"/>
        </table:table-row>
        <table:table-row table:style-name="ro1">
          <table:covered-table-cell table:number-columns-repeated="2"/>
          <table:table-cell table:style-name="ce30" office:value-type="float" office:value="2016" calcext:value-type="float">
            <text:p>2016</text:p>
          </table:table-cell>
          <table:table-cell table:style-name="ce36" table:formula="of:=[.D27]/[.C27]" office:value-type="float" office:value="1.97768616485814" calcext:value-type="float">
            <text:p>1,98</text:p>
          </table:table-cell>
          <table:table-cell table:style-name="ce36" table:number-columns-repeated="8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Development factors mean</text:p>
          </table:table-cell>
          <table:table-cell table:style-name="Default"/>
          <table:table-cell table:style-name="ce37" table:formula="of:=AVERAGE([.D32:.D40])" office:value-type="float" office:value="2.01938403763133" calcext:value-type="float">
            <text:p>2,02</text:p>
          </table:table-cell>
          <table:table-cell table:style-name="ce37" table:formula="of:=AVERAGE([.E32:.E40])" office:value-type="float" office:value="1.50667720998104" calcext:value-type="float">
            <text:p>1,51</text:p>
          </table:table-cell>
          <table:table-cell table:style-name="ce37" table:formula="of:=AVERAGE([.F32:.F40])" office:value-type="float" office:value="1.34043904254751" calcext:value-type="float">
            <text:p>1,34</text:p>
          </table:table-cell>
          <table:table-cell table:style-name="ce37" table:formula="of:=AVERAGE([.G32:.G40])" office:value-type="float" office:value="1.250010891186" calcext:value-type="float">
            <text:p>1,25</text:p>
          </table:table-cell>
          <table:table-cell table:style-name="ce37" table:formula="of:=AVERAGE([.H32:.H40])" office:value-type="float" office:value="1.20050127706271" calcext:value-type="float">
            <text:p>1,20</text:p>
          </table:table-cell>
          <table:table-cell table:style-name="ce37" table:formula="of:=AVERAGE([.I32:.I40])" office:value-type="float" office:value="1.16388399113704" calcext:value-type="float">
            <text:p>1,16</text:p>
          </table:table-cell>
          <table:table-cell table:style-name="ce37" table:formula="of:=AVERAGE([.J32:.J40])" office:value-type="float" office:value="1.14432029437474" calcext:value-type="float">
            <text:p>1,14</text:p>
          </table:table-cell>
          <table:table-cell table:style-name="ce37" table:formula="of:=AVERAGE([.K32:.K40])" office:value-type="float" office:value="1.12642699875253" calcext:value-type="float">
            <text:p>1,13</text:p>
          </table:table-cell>
          <table:table-cell table:style-name="ce37" table:formula="of:=AVERAGE([.L32:.L40])" office:value-type="float" office:value="1.11369827062491" calcext:value-type="float">
            <text:p>1,11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serve</text:p>
          </table:table-cell>
          <table:table-cell table:style-name="ce30" office:value-type="string" calcext:value-type="string">
            <text:p>12m</text:p>
          </table:table-cell>
          <table:table-cell table:style-name="ce30" office:value-type="string" calcext:value-type="string">
            <text:p>24m</text:p>
          </table:table-cell>
          <table:table-cell table:style-name="ce30" office:value-type="string" calcext:value-type="string">
            <text:p>36m</text:p>
          </table:table-cell>
          <table:table-cell table:style-name="ce30" office:value-type="string" calcext:value-type="string">
            <text:p>48m</text:p>
          </table:table-cell>
          <table:table-cell table:style-name="ce30" office:value-type="string" calcext:value-type="string">
            <text:p>60m</text:p>
          </table:table-cell>
          <table:table-cell table:style-name="ce30" office:value-type="string" calcext:value-type="string">
            <text:p>72m</text:p>
          </table:table-cell>
          <table:table-cell table:style-name="ce30" office:value-type="string" calcext:value-type="string">
            <text:p>84m</text:p>
          </table:table-cell>
          <table:table-cell table:style-name="ce30" office:value-type="string" calcext:value-type="string">
            <text:p>96m</text:p>
          </table:table-cell>
          <table:table-cell table:style-name="ce30" office:value-type="string" calcext:value-type="string">
            <text:p>108m</text:p>
          </table:table-cell>
          <table:table-cell table:style-name="ce30" office:value-type="string" calcext:value-type="string">
            <text:p>120m</text:p>
          </table:table-cell>
          <table:table-cell table:style-name="Default" office:value-type="string" calcext:value-type="string">
            <text:p>LAST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table:formula="of:=[.C19]" office:value-type="float" office:value="100" calcext:value-type="float">
            <text:p>100,0</text:p>
          </table:table-cell>
          <table:table-cell table:formula="of:=[.D19]" office:value-type="float" office:value="202.845688203652" calcext:value-type="float">
            <text:p>202,8</text:p>
          </table:table-cell>
          <table:table-cell table:formula="of:=[.E19]" office:value-type="float" office:value="306.251249865631" calcext:value-type="float">
            <text:p>306,3</text:p>
          </table:table-cell>
          <table:table-cell table:formula="of:=[.F19]" office:value-type="float" office:value="409.816649597688" calcext:value-type="float">
            <text:p>409,8</text:p>
          </table:table-cell>
          <table:table-cell table:formula="of:=[.G19]" office:value-type="float" office:value="517.733285960639" calcext:value-type="float">
            <text:p>517,7</text:p>
          </table:table-cell>
          <table:table-cell table:formula="of:=[.H19]" office:value-type="float" office:value="625.998191431408" calcext:value-type="float">
            <text:p>626,0</text:p>
          </table:table-cell>
          <table:table-cell table:formula="of:=[.I19]" office:value-type="float" office:value="726.362974902279" calcext:value-type="float">
            <text:p>726,4</text:p>
          </table:table-cell>
          <table:table-cell table:formula="of:=[.J19]" office:value-type="float" office:value="830.979962794716" calcext:value-type="float">
            <text:p>831,0</text:p>
          </table:table-cell>
          <table:table-cell table:formula="of:=[.K19]" office:value-type="float" office:value="939.632084739423" calcext:value-type="float">
            <text:p>939,6</text:p>
          </table:table-cell>
          <table:table-cell table:formula="of:=[.L19]" office:value-type="float" office:value="1046.46662779797" calcext:value-type="float">
            <text:p>1046,5</text:p>
          </table:table-cell>
          <table:table-cell table:formula="of:=[.L45]" office:value-type="float" office:value="1046.46662779797" calcext:value-type="float">
            <text:p>1046,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table:formula="of:=[.C20]" office:value-type="float" office:value="101.586362090724" calcext:value-type="float">
            <text:p>101,6</text:p>
          </table:table-cell>
          <table:table-cell table:formula="of:=[.D20]" office:value-type="float" office:value="203.762290372464" calcext:value-type="float">
            <text:p>203,8</text:p>
          </table:table-cell>
          <table:table-cell table:formula="of:=[.E20]" office:value-type="float" office:value="312.976261951169" calcext:value-type="float">
            <text:p>313,0</text:p>
          </table:table-cell>
          <table:table-cell table:formula="of:=[.F20]" office:value-type="float" office:value="419.264485740859" calcext:value-type="float">
            <text:p>419,3</text:p>
          </table:table-cell>
          <table:table-cell table:formula="of:=[.G20]" office:value-type="float" office:value="523.899459387701" calcext:value-type="float">
            <text:p>523,9</text:p>
          </table:table-cell>
          <table:table-cell table:formula="of:=[.H20]" office:value-type="float" office:value="626.79829057318" calcext:value-type="float">
            <text:p>626,8</text:p>
          </table:table-cell>
          <table:table-cell table:formula="of:=[.I20]" office:value-type="float" office:value="732.019274634698" calcext:value-type="float">
            <text:p>732,0</text:p>
          </table:table-cell>
          <table:table-cell table:formula="of:=[.J20]" office:value-type="float" office:value="841.066660607865" calcext:value-type="float">
            <text:p>841,1</text:p>
          </table:table-cell>
          <table:table-cell table:formula="of:=[.K20]" office:value-type="float" office:value="943.762752118965" calcext:value-type="float">
            <text:p>943,8</text:p>
          </table:table-cell>
          <table:table-cell table:style-name="ce38" table:formula="of:=[.K46]*[.D42]" office:value-type="float" office:value="1905.81943694005" calcext:value-type="float">
            <text:p>1905,8</text:p>
          </table:table-cell>
          <table:table-cell table:formula="of:=[.L46]" office:value-type="float" office:value="1905.81943694005" calcext:value-type="float">
            <text:p>1905,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table:formula="of:=[.C21]" office:value-type="float" office:value="101.595323741873" calcext:value-type="float">
            <text:p>101,6</text:p>
          </table:table-cell>
          <table:table-cell table:formula="of:=[.D21]" office:value-type="float" office:value="208.382771157354" calcext:value-type="float">
            <text:p>208,4</text:p>
          </table:table-cell>
          <table:table-cell table:formula="of:=[.E21]" office:value-type="float" office:value="317.961846571427" calcext:value-type="float">
            <text:p>318,0</text:p>
          </table:table-cell>
          <table:table-cell table:formula="of:=[.F21]" office:value-type="float" office:value="427.783301046303" calcext:value-type="float">
            <text:p>427,8</text:p>
          </table:table-cell>
          <table:table-cell table:formula="of:=[.G21]" office:value-type="float" office:value="536.271877626414" calcext:value-type="float">
            <text:p>536,3</text:p>
          </table:table-cell>
          <table:table-cell table:formula="of:=[.H21]" office:value-type="float" office:value="642.683539180705" calcext:value-type="float">
            <text:p>642,7</text:p>
          </table:table-cell>
          <table:table-cell table:formula="of:=[.I21]" office:value-type="float" office:value="751.117703086394" calcext:value-type="float">
            <text:p>751,1</text:p>
          </table:table-cell>
          <table:table-cell table:formula="of:=[.J21]" office:value-type="float" office:value="856.247473202611" calcext:value-type="float">
            <text:p>856,2</text:p>
          </table:table-cell>
          <table:table-cell table:style-name="ce38" table:formula="of:=[.J47]*[.D42]" office:value-type="float" office:value="1729.09247964751" calcext:value-type="float">
            <text:p>1729,1</text:p>
          </table:table-cell>
          <table:table-cell table:style-name="ce38" table:formula="of:=[.K47]*[.E42]" office:value-type="float" office:value="2605.18423303451" calcext:value-type="float">
            <text:p>2605,2</text:p>
          </table:table-cell>
          <table:table-cell table:formula="of:=[.L47]" office:value-type="float" office:value="2605.18423303451" calcext:value-type="float">
            <text:p>2605,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table:formula="of:=[.C22]" office:value-type="float" office:value="102.459000482102" calcext:value-type="float">
            <text:p>102,5</text:p>
          </table:table-cell>
          <table:table-cell table:formula="of:=[.D22]" office:value-type="float" office:value="208.287696702782" calcext:value-type="float">
            <text:p>208,3</text:p>
          </table:table-cell>
          <table:table-cell table:formula="of:=[.E22]" office:value-type="float" office:value="314.438361011453" calcext:value-type="float">
            <text:p>314,4</text:p>
          </table:table-cell>
          <table:table-cell table:formula="of:=[.F22]" office:value-type="float" office:value="423.673428038312" calcext:value-type="float">
            <text:p>423,7</text:p>
          </table:table-cell>
          <table:table-cell table:formula="of:=[.G22]" office:value-type="float" office:value="525.07018874112" calcext:value-type="float">
            <text:p>525,1</text:p>
          </table:table-cell>
          <table:table-cell table:formula="of:=[.H22]" office:value-type="float" office:value="630.942625550614" calcext:value-type="float">
            <text:p>630,9</text:p>
          </table:table-cell>
          <table:table-cell table:formula="of:=[.I22]" office:value-type="float" office:value="731.020773501791" calcext:value-type="float">
            <text:p>731,0</text:p>
          </table:table-cell>
          <table:table-cell table:style-name="ce38" table:formula="of:=[.I48]*[.D42]" office:value-type="float" office:value="1476.21168118643" calcext:value-type="float">
            <text:p>1476,2</text:p>
          </table:table-cell>
          <table:table-cell table:style-name="ce38" table:formula="of:=[.J48]*[.E42]" office:value-type="float" office:value="2224.17449715138" calcext:value-type="float">
            <text:p>2224,2</text:p>
          </table:table-cell>
          <table:table-cell table:style-name="ce38" table:formula="of:=[.K48]*[.F42]" office:value-type="float" office:value="2981.37033342019" calcext:value-type="float">
            <text:p>2981,4</text:p>
          </table:table-cell>
          <table:table-cell table:formula="of:=[.L48]" office:value-type="float" office:value="2981.37033342019" calcext:value-type="float">
            <text:p>2981,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table:formula="of:=[.C23]" office:value-type="float" office:value="104.644496234432" calcext:value-type="float">
            <text:p>104,6</text:p>
          </table:table-cell>
          <table:table-cell table:formula="of:=[.D23]" office:value-type="float" office:value="207.841707046767" calcext:value-type="float">
            <text:p>207,8</text:p>
          </table:table-cell>
          <table:table-cell table:formula="of:=[.E23]" office:value-type="float" office:value="308.683364450405" calcext:value-type="float">
            <text:p>308,7</text:p>
          </table:table-cell>
          <table:table-cell table:formula="of:=[.F23]" office:value-type="float" office:value="417.32776036025" calcext:value-type="float">
            <text:p>417,3</text:p>
          </table:table-cell>
          <table:table-cell table:formula="of:=[.G23]" office:value-type="float" office:value="522.912204218678" calcext:value-type="float">
            <text:p>522,9</text:p>
          </table:table-cell>
          <table:table-cell table:formula="of:=[.H23]" office:value-type="float" office:value="625.884184318443" calcext:value-type="float">
            <text:p>625,9</text:p>
          </table:table-cell>
          <table:table-cell table:style-name="ce38" table:formula="of:=[.D42]*[.H49]" office:value-type="float" office:value="1263.90053121857" calcext:value-type="float">
            <text:p>1263,9</text:p>
          </table:table-cell>
          <table:table-cell table:style-name="ce38" table:formula="of:=[.E42]*[.I49]" office:value-type="float" office:value="1904.29012606994" calcext:value-type="float">
            <text:p>1904,3</text:p>
          </table:table-cell>
          <table:table-cell table:style-name="ce38" table:formula="of:=[.F42]*[.J49]" office:value-type="float" office:value="2552.58483332188" calcext:value-type="float">
            <text:p>2552,6</text:p>
          </table:table-cell>
          <table:table-cell table:style-name="ce38" table:formula="of:=[.G42]*[.K49]" office:value-type="float" office:value="3190.75884232854" calcext:value-type="float">
            <text:p>3190,8</text:p>
          </table:table-cell>
          <table:table-cell table:formula="of:=[.L49]" office:value-type="float" office:value="3190.75884232854" calcext:value-type="float">
            <text:p>3190,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table:formula="of:=[.C24]" office:value-type="float" office:value="103.464962912475" calcext:value-type="float">
            <text:p>103,5</text:p>
          </table:table-cell>
          <table:table-cell table:formula="of:=[.D24]" office:value-type="float" office:value="210.277848685511" calcext:value-type="float">
            <text:p>210,3</text:p>
          </table:table-cell>
          <table:table-cell table:formula="of:=[.E24]" office:value-type="float" office:value="315.316583241736" calcext:value-type="float">
            <text:p>315,3</text:p>
          </table:table-cell>
          <table:table-cell table:formula="of:=[.F24]" office:value-type="float" office:value="416.298040376748" calcext:value-type="float">
            <text:p>416,3</text:p>
          </table:table-cell>
          <table:table-cell table:formula="of:=[.G24]" office:value-type="float" office:value="516.722894716992" calcext:value-type="float">
            <text:p>516,7</text:p>
          </table:table-cell>
          <table:table-cell table:style-name="ce38" table:formula="of:=[.G50]*[.D42]" office:value-type="float" office:value="1043.46196547015" calcext:value-type="float">
            <text:p>1043,5</text:p>
          </table:table-cell>
          <table:table-cell table:style-name="ce38" table:formula="of:=[.H50]*[.E42]" office:value-type="float" office:value="1572.16036285589" calcext:value-type="float">
            <text:p>1572,2</text:p>
          </table:table-cell>
          <table:table-cell table:style-name="ce38" table:formula="of:=[.I50]*[.F42]" office:value-type="float" office:value="2107.3851315177" calcext:value-type="float">
            <text:p>2107,4</text:p>
          </table:table-cell>
          <table:table-cell table:style-name="ce38" table:formula="of:=[.J50]*[.G42]" office:value-type="float" office:value="2634.25436632057" calcext:value-type="float">
            <text:p>2634,3</text:p>
          </table:table-cell>
          <table:table-cell table:style-name="ce38" table:formula="of:=[.K50]*[.H42]" office:value-type="float" office:value="3162.42573087585" calcext:value-type="float">
            <text:p>3162,4</text:p>
          </table:table-cell>
          <table:table-cell table:formula="of:=[.L50]" office:value-type="float" office:value="3162.42573087585" calcext:value-type="float">
            <text:p>3162,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table:formula="of:=[.C25]" office:value-type="float" office:value="102.022561057899" calcext:value-type="float">
            <text:p>102,0</text:p>
          </table:table-cell>
          <table:table-cell table:formula="of:=[.D25]" office:value-type="float" office:value="211.037014084816" calcext:value-type="float">
            <text:p>211,0</text:p>
          </table:table-cell>
          <table:table-cell table:formula="of:=[.E25]" office:value-type="float" office:value="312.503761949672" calcext:value-type="float">
            <text:p>312,5</text:p>
          </table:table-cell>
          <table:table-cell table:formula="of:=[.F25]" office:value-type="float" office:value="418.846618492533" calcext:value-type="float">
            <text:p>418,8</text:p>
          </table:table-cell>
          <table:table-cell table:style-name="ce38" table:formula="of:=[.F51]*[.D42]" office:value-type="float" office:value="845.812175599681" calcext:value-type="float">
            <text:p>845,8</text:p>
          </table:table-cell>
          <table:table-cell table:style-name="ce38" table:formula="of:=[.G51]*[.E42]" office:value-type="float" office:value="1274.36592890052" calcext:value-type="float">
            <text:p>1274,4</text:p>
          </table:table-cell>
          <table:table-cell table:style-name="ce38" table:formula="of:=[.H51]*[.F42]" office:value-type="float" office:value="1708.20984559058" calcext:value-type="float">
            <text:p>1708,2</text:p>
          </table:table-cell>
          <table:table-cell table:style-name="ce38" table:formula="of:=[.I51]*[.G42]" office:value-type="float" office:value="2135.28091141938" calcext:value-type="float">
            <text:p>2135,3</text:p>
          </table:table-cell>
          <table:table-cell table:style-name="ce38" table:formula="of:=[.J51]*[.H42]" office:value-type="float" office:value="2563.40746104659" calcext:value-type="float">
            <text:p>2563,4</text:p>
          </table:table-cell>
          <table:table-cell table:style-name="ce38" table:formula="of:=[.K51]*[.I42]" office:value-type="float" office:value="2983.50890667337" calcext:value-type="float">
            <text:p>2983,5</text:p>
          </table:table-cell>
          <table:table-cell table:formula="of:=[.L51]" office:value-type="float" office:value="2983.50890667337" calcext:value-type="float">
            <text:p>2983,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formula="of:=[.C26]" office:value-type="float" office:value="102.996251897908" calcext:value-type="float">
            <text:p>103,0</text:p>
          </table:table-cell>
          <table:table-cell table:formula="of:=[.D26]" office:value-type="float" office:value="205.112420330411" calcext:value-type="float">
            <text:p>205,1</text:p>
          </table:table-cell>
          <table:table-cell table:formula="of:=[.E26]" office:value-type="float" office:value="309.034115570271" calcext:value-type="float">
            <text:p>309,0</text:p>
          </table:table-cell>
          <table:table-cell table:style-name="ce38" table:formula="of:=[.E52]*[.D42]" office:value-type="float" office:value="624.058560066121" calcext:value-type="float">
            <text:p>624,1</text:p>
          </table:table-cell>
          <table:table-cell table:style-name="ce38" table:formula="of:=[.F52]*[.E42]" office:value-type="float" office:value="940.254810145207" calcext:value-type="float">
            <text:p>940,3</text:p>
          </table:table-cell>
          <table:table-cell table:style-name="ce38" table:formula="of:=[.G52]*[.F42]" office:value-type="float" office:value="1260.35425746173" calcext:value-type="float">
            <text:p>1260,4</text:p>
          </table:table-cell>
          <table:table-cell table:style-name="ce38" table:formula="of:=[.H52]*[.G42]" office:value-type="float" office:value="1575.45654857981" calcext:value-type="float">
            <text:p>1575,5</text:p>
          </table:table-cell>
          <table:table-cell table:style-name="ce38" table:formula="of:=[.I52]*[.H42]" office:value-type="float" office:value="1891.33759852687" calcext:value-type="float">
            <text:p>1891,3</text:p>
          </table:table-cell>
          <table:table-cell table:style-name="ce38" table:formula="of:=[.J52]*[.I42]" office:value-type="float" office:value="2201.297552761" calcext:value-type="float">
            <text:p>2201,3</text:p>
          </table:table-cell>
          <table:table-cell table:style-name="ce38" table:formula="of:=[.K52]*[.J42]" office:value-type="float" office:value="2518.98946358186" calcext:value-type="float">
            <text:p>2519,0</text:p>
          </table:table-cell>
          <table:table-cell table:formula="of:=[.L52]" office:value-type="float" office:value="2518.98946358186" calcext:value-type="float">
            <text:p>2519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table:formula="of:=[.C27]" office:value-type="float" office:value="107.884269273761" calcext:value-type="float">
            <text:p>107,9</text:p>
          </table:table-cell>
          <table:table-cell table:formula="of:=[.D27]" office:value-type="float" office:value="213.361226748548" calcext:value-type="float">
            <text:p>213,4</text:p>
          </table:table-cell>
          <table:table-cell table:style-name="ce38" table:formula="of:=[.D53]*[.D42]" office:value-type="float" office:value="430.858255545457" calcext:value-type="float">
            <text:p>430,9</text:p>
          </table:table-cell>
          <table:table-cell table:style-name="ce38" table:formula="of:=[.E53]*[.E42]" office:value-type="float" office:value="649.164314362526" calcext:value-type="float">
            <text:p>649,2</text:p>
          </table:table-cell>
          <table:table-cell table:style-name="ce38" table:formula="of:=[.F53]*[.F42]" office:value-type="float" office:value="870.165192000117" calcext:value-type="float">
            <text:p>870,2</text:p>
          </table:table-cell>
          <table:table-cell table:style-name="ce38" table:formula="of:=[.G53]*[.G42]" office:value-type="float" office:value="1087.7159671311" calcext:value-type="float">
            <text:p>1087,7</text:p>
          </table:table-cell>
          <table:table-cell table:style-name="ce38" table:formula="of:=[.H53]*[.H42]" office:value-type="float" office:value="1305.80440762238" calcext:value-type="float">
            <text:p>1305,8</text:p>
          </table:table-cell>
          <table:table-cell table:style-name="ce38" table:formula="of:=[.I53]*[.I42]" office:value-type="float" office:value="1519.80484558788" calcext:value-type="float">
            <text:p>1519,8</text:p>
          </table:table-cell>
          <table:table-cell table:style-name="ce38" table:formula="of:=[.J53]*[.J42]" office:value-type="float" office:value="1739.14352829528" calcext:value-type="float">
            <text:p>1739,1</text:p>
          </table:table-cell>
          <table:table-cell table:style-name="ce38" table:formula="of:=[.K53]*[.K42]" office:value-type="float" office:value="1959.01822497754" calcext:value-type="float">
            <text:p>1959,0</text:p>
          </table:table-cell>
          <table:table-cell table:formula="of:=[.L53]" office:value-type="float" office:value="1959.01822497754" calcext:value-type="float">
            <text:p>1959,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table:formula="of:=[.C28]" office:value-type="float" office:value="105.75830831801" calcext:value-type="float">
            <text:p>105,8</text:p>
          </table:table-cell>
          <table:table-cell table:style-name="ce38" table:formula="of:=[.C54]*[.D42]" office:value-type="float" office:value="213.566639664282" calcext:value-type="float">
            <text:p>213,6</text:p>
          </table:table-cell>
          <table:table-cell table:style-name="ce38" table:formula="of:=[.D54]*[.E42]" office:value-type="float" office:value="321.775988794406" calcext:value-type="float">
            <text:p>321,8</text:p>
          </table:table-cell>
          <table:table-cell table:style-name="ce38" table:formula="of:=[.E54]*[.F42]" office:value-type="float" office:value="431.321098334352" calcext:value-type="float">
            <text:p>431,3</text:p>
          </table:table-cell>
          <table:table-cell table:style-name="ce38" table:formula="of:=[.F54]*[.G42]" office:value-type="float" office:value="539.156070516247" calcext:value-type="float">
            <text:p>539,2</text:p>
          </table:table-cell>
          <table:table-cell table:style-name="ce38" table:formula="of:=[.G54]*[.H42]" office:value-type="float" office:value="647.257551190866" calcext:value-type="float">
            <text:p>647,3</text:p>
          </table:table-cell>
          <table:table-cell table:style-name="ce38" table:formula="of:=[.H54]*[.I42]" office:value-type="float" office:value="753.332701973614" calcext:value-type="float">
            <text:p>753,3</text:p>
          </table:table-cell>
          <table:table-cell table:style-name="ce38" table:formula="of:=[.I54]*[.J42]" office:value-type="float" office:value="862.053899284563" calcext:value-type="float">
            <text:p>862,1</text:p>
          </table:table-cell>
          <table:table-cell table:style-name="ce38" table:formula="of:=[.J54]*[.K42]" office:value-type="float" office:value="971.040786534026" calcext:value-type="float">
            <text:p>971,0</text:p>
          </table:table-cell>
          <table:table-cell table:style-name="ce38" table:formula="of:=[.K54]*[.L42]" office:value-type="float" office:value="1081.4464446692" calcext:value-type="float">
            <text:p>1081,4</text:p>
          </table:table-cell>
          <table:table-cell table:formula="of:=[.L54]" office:value-type="float" office:value="1081.4464446692" calcext:value-type="float">
            <text:p>1081,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style-name="Default" office:value-type="string" calcext:value-type="string">
            <text:p>Total</text:p>
          </table:table-cell>
          <table:table-cell table:formula="of:=SUM([.M45:.M54])" office:value-type="float" office:value="23434.9882442991" calcext:value-type="float">
            <text:p>23435,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9"/>
          <table:table-cell table:style-name="Default" office:value-type="string" calcext:value-type="string">
            <text:p>Paid</text:p>
          </table:table-cell>
          <table:table-cell table:formula="of:=[.M29]" office:value-type="float" office:value="5767.10497478614" calcext:value-type="float">
            <text:p>5767,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BNR for 2017</text:p>
          </table:table-cell>
          <table:table-cell table:style-name="Default"/>
          <table:table-cell table:style-name="ce94" table:number-columns-repeated="8"/>
          <table:table-cell table:style-name="ce94" office:value-type="string" calcext:value-type="string">
            <text:p>IBNR</text:p>
          </table:table-cell>
          <table:table-cell table:style-name="ce39" table:formula="of:=[.M55]-[.M56]" office:value-type="float" office:value="17667.883269513" calcext:value-type="float">
            <text:p>17667,9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4"/>
          <table:table-cell table:style-name="Default" table:number-columns-repeated="10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percentage-style style:name="N129">
      <number:number number:decimal-places="3" loext:min-decimal-places="3" number:min-integer-digits="1"/>
      <number:text>%</number:text>
    </number:percentage-style>
    <number:percentage-style style:name="N130">
      <number:number number:decimal-places="4" loext:min-decimal-places="4" number:min-integer-digits="1"/>
      <number:text>%</number:text>
    </number:percentage-style>
    <number:percentage-style style:name="N131">
      <number:number number:decimal-places="5" loext:min-decimal-places="5" number:min-integer-digits="1"/>
      <number:text>%</number:text>
    </number:percentage-style>
    <number:percentage-style style:name="N132">
      <number:number number:decimal-places="6" loext:min-decimal-places="6" number:min-integer-digits="1"/>
      <number:text>%</number:text>
    </number:percentage-style>
    <number:percentage-style style:name="N133">
      <number:number number:decimal-places="7" loext:min-decimal-places="7" number:min-integer-digits="1"/>
      <number:text>%</number:text>
    </number:percentage-style>
    <number:percentage-style style:name="N134">
      <number:number number:decimal-places="8" loext:min-decimal-places="8" number:min-integer-digits="1"/>
      <number:text>%</number:text>
    </number:percentage-style>
    <number:percentage-style style:name="N135">
      <number:number number:decimal-places="9" loext:min-decimal-places="9" number:min-integer-digits="1"/>
      <number:text>%</number:text>
    </number:percentage-style>
    <number:percentage-style style:name="N136">
      <number:number number:decimal-places="1" loext:min-decimal-places="1" number:min-integer-digits="1"/>
      <number:text>%</number:text>
    </number:percentage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3" loext:min-decimal-places="3" number:min-integer-digits="1" number:grouping="true"/>
    </number:number-style>
    <number:number-style style:name="N139">
      <number:number number:decimal-places="18" loext:min-decimal-places="18" number:min-integer-digits="1"/>
    </number:number-style>
    <number:number-style style:name="N140">
      <number:number number:decimal-places="19" loext:min-decimal-places="19" number:min-integer-digits="1"/>
    </number:number-style>
    <number:number-style style:name="N141">
      <number:number number:decimal-places="20" loext:min-decimal-places="20" number:min-integer-digits="1"/>
    </number:number-style>
    <number:percentage-style style:name="N142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00-00-00</text:date>, <text:time style:data-style-name="N2" text:time-value="23:08:55.371562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8:21:53.732673127</meta:creation-date>
    <dc:date>2017-07-03T23:18:51.854764194</dc:date>
    <meta:editing-duration>PT15H16M13S</meta:editing-duration>
    <meta:editing-cycles>4</meta:editing-cycles>
    <meta:generator>LibreOffice/5.3.3.2$Linux_X86_64 LibreOffice_project/3d9a8b4b4e538a85e0782bd6c2d430bafe583448</meta:generator>
    <meta:document-statistic meta:table-count="2" meta:cell-count="656" meta:object-count="0"/>
  </office:meta>
</office:document-meta>
</file>